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2">
      <style:paragraph-properties fo:orphans="2" fo:widows="2"/>
    </style:style>
    <style:style style:name="P3" style:family="paragraph" style:parent-style-name="Text_20_body" style:list-style-name="L3">
      <style:paragraph-properties fo:orphans="2" fo:widows="2"/>
    </style:style>
    <style:style style:name="P4" style:family="paragraph" style:parent-style-name="Text_20_body" style:list-style-name="L4">
      <style:paragraph-properties fo:orphans="2" fo:widows="2"/>
    </style:style>
    <style:style style:name="P5" style:family="paragraph" style:parent-style-name="Text_20_body" style:list-style-name="L5">
      <style:paragraph-properties fo:orphans="2" fo:widows="2"/>
    </style:style>
    <style:style style:name="P6" style:family="paragraph" style:parent-style-name="Text_20_body" style:list-style-name="L6">
      <style:paragraph-properties fo:orphans="2" fo:widows="2"/>
    </style:style>
    <style:style style:name="P7" style:family="paragraph" style:parent-style-name="Text_20_body" style:list-style-name="L7">
      <style:paragraph-properties fo:orphans="2" fo:widows="2"/>
    </style:style>
    <style:style style:name="P8" style:family="paragraph" style:parent-style-name="Text_20_body" style:list-style-name="L8">
      <style:paragraph-properties fo:orphans="2" fo:widows="2"/>
    </style:style>
    <style:style style:name="P9" style:family="paragraph" style:parent-style-name="Text_20_body" style:list-style-name="L9">
      <style:paragraph-properties fo:orphans="2" fo:widows="2"/>
    </style:style>
    <style:style style:name="P10" style:family="paragraph" style:parent-style-name="Text_20_body" style:list-style-name="L10">
      <style:paragraph-properties fo:orphans="2" fo:widows="2"/>
    </style:style>
    <style:style style:name="P11" style:family="paragraph" style:parent-style-name="Text_20_body" style:list-style-name="L11">
      <style:paragraph-properties fo:orphans="2" fo:widows="2"/>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style:style>
    <style:style style:name="P14" style:family="paragraph" style:parent-style-name="Text_20_body" style:list-style-name="L1">
      <style:paragraph-properties fo:margin-top="0cm" fo:margin-bottom="0cm" loext:contextual-spacing="false" fo:orphans="2" fo:widows="2"/>
    </style:style>
    <style:style style:name="P15" style:family="paragraph" style:parent-style-name="Text_20_body" style:list-style-name="L2">
      <style:paragraph-properties fo:margin-top="0cm" fo:margin-bottom="0cm" loext:contextual-spacing="false" fo:orphans="2" fo:widows="2"/>
    </style:style>
    <style:style style:name="P16" style:family="paragraph" style:parent-style-name="Text_20_body" style:list-style-name="L3">
      <style:paragraph-properties fo:margin-top="0cm" fo:margin-bottom="0cm" loext:contextual-spacing="false" fo:orphans="2" fo:widows="2"/>
    </style:style>
    <style:style style:name="P17" style:family="paragraph" style:parent-style-name="Text_20_body" style:list-style-name="L4">
      <style:paragraph-properties fo:margin-top="0cm" fo:margin-bottom="0cm" loext:contextual-spacing="false" fo:orphans="2" fo:widows="2"/>
    </style:style>
    <style:style style:name="P18" style:family="paragraph" style:parent-style-name="Text_20_body" style:list-style-name="L5">
      <style:paragraph-properties fo:margin-top="0cm" fo:margin-bottom="0cm" loext:contextual-spacing="false" fo:orphans="2" fo:widows="2"/>
    </style:style>
    <style:style style:name="P19" style:family="paragraph" style:parent-style-name="Text_20_body" style:list-style-name="L6">
      <style:paragraph-properties fo:margin-top="0cm" fo:margin-bottom="0cm" loext:contextual-spacing="false" fo:orphans="2" fo:widows="2"/>
    </style:style>
    <style:style style:name="P20" style:family="paragraph" style:parent-style-name="Text_20_body" style:list-style-name="L7">
      <style:paragraph-properties fo:margin-top="0cm" fo:margin-bottom="0cm" loext:contextual-spacing="false" fo:orphans="2" fo:widows="2"/>
    </style:style>
    <style:style style:name="P21" style:family="paragraph" style:parent-style-name="Text_20_body" style:list-style-name="L8">
      <style:paragraph-properties fo:margin-top="0cm" fo:margin-bottom="0cm" loext:contextual-spacing="false" fo:orphans="2" fo:widows="2"/>
    </style:style>
    <style:style style:name="P22" style:family="paragraph" style:parent-style-name="Text_20_body" style:list-style-name="L9">
      <style:paragraph-properties fo:margin-top="0cm" fo:margin-bottom="0cm" loext:contextual-spacing="false" fo:orphans="2" fo:widows="2"/>
    </style:style>
    <style:style style:name="P23" style:family="paragraph" style:parent-style-name="Text_20_body" style:list-style-name="L10">
      <style:paragraph-properties fo:margin-top="0cm" fo:margin-bottom="0cm" loext:contextual-spacing="false" fo:orphans="2" fo:widows="2"/>
    </style:style>
    <style:style style:name="P24" style:family="paragraph" style:parent-style-name="Text_20_body" style:list-style-name="L11">
      <style:paragraph-properties fo:margin-top="0cm" fo:margin-bottom="0cm" loext:contextual-spacing="false" fo:orphans="2" fo:widows="2"/>
    </style:style>
    <style:style style:name="P25" style:family="paragraph" style:parent-style-name="Heading_20_5">
      <style:paragraph-properties fo:margin-left="0cm" fo:margin-right="0cm" fo:orphans="2" fo:widows="2" fo:text-indent="0cm" style:auto-text-indent="false"/>
      <style:text-properties fo:font-variant="normal" fo:text-transform="none" fo:color="#000000" style:font-name="Open Sans" fo:letter-spacing="normal" fo:font-style="normal"/>
    </style:style>
    <style:style style:name="P26" style:family="paragraph" style:parent-style-name="Heading_20_3">
      <style:paragraph-properties fo:margin-left="0cm" fo:margin-right="0cm" fo:orphans="2" fo:widows="2" fo:text-indent="0cm" style:auto-text-indent="false"/>
    </style:style>
    <style:style style:name="P27" style:family="paragraph" style:parent-style-name="Preformatted_20_Text">
      <loext:graphic-properties draw:fill="solid" draw:fill-color="#f5f5f5" draw:opacity="100%"/>
      <style:paragraph-properties fo:margin-left="0cm" fo:margin-right="0cm" fo:margin-top="0.265cm" fo:margin-bottom="0.265cm" loext:contextual-spacing="false" fo:line-height="142%" fo:orphans="2" fo:widows="2" fo:text-indent="0cm" style:auto-text-indent="false" fo:background-color="#f5f5f5" fo:padding="0.238cm" fo:border="0.06pt solid #cccccc"/>
    </style:style>
    <style:style style:name="P28" style:family="paragraph" style:parent-style-name="Preformatted_20_Text">
      <loext:graphic-properties draw:fill="solid" draw:fill-color="#f5f5f5" draw:opacity="100%"/>
      <style:paragraph-properties fo:margin-top="0.265cm" fo:margin-bottom="0.265cm" loext:contextual-spacing="false" fo:line-height="142%" fo:orphans="2" fo:widows="2" fo:background-color="#f5f5f5" fo:padding="0.238cm" fo:border="0.06pt solid #cccccc"/>
    </style:style>
    <style:style style:name="P29" style:family="paragraph" style:parent-style-name="Heading_20_4">
      <style:paragraph-properties fo:margin-left="0cm" fo:margin-right="0cm" fo:orphans="2" fo:widows="2" fo:text-indent="0cm" style:auto-text-indent="false"/>
      <style:text-properties fo:font-variant="normal" fo:text-transform="none" fo:color="#000000" style:font-name="Open Sans" fo:font-size="14pt" fo:letter-spacing="normal" fo:font-style="normal"/>
    </style:style>
    <style:style style:name="T1" style:family="text">
      <style:text-properties fo:font-variant="normal" fo:text-transform="none" fo:color="#000000" style:text-line-through-style="none" style:text-line-through-type="none" style:font-name="Open Sans" fo:letter-spacing="normal" fo:font-style="normal" style:text-underline-style="none" style:text-blinking="false" fo:background-color="transparent" loext:char-shading-value="0"/>
    </style:style>
    <style:style style:name="T2" style:family="text">
      <style:text-properties fo:font-variant="normal" fo:text-transform="none" fo:color="#000000" style:font-name="Open Sans" fo:font-size="14pt" fo:letter-spacing="normal" fo:font-style="normal" fo:font-weight="normal"/>
    </style:style>
    <style:style style:name="T3" style:family="text">
      <style:text-properties fo:font-variant="normal" fo:text-transform="none" fo:color="#000000" style:font-name="Open Sans" fo:font-size="14pt" fo:letter-spacing="normal" fo:font-style="normal" fo:font-weight="bold"/>
    </style:style>
    <style:style style:name="T4" style:family="text">
      <style:text-properties fo:font-variant="normal" fo:text-transform="none" fo:color="#0971b2" style:text-line-through-style="none" style:text-line-through-type="none" style:font-name="Open Sans" fo:font-size="14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971b2" style:text-line-through-style="none" style:text-line-through-type="none" style:font-name="Open Sans" fo:font-size="14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880000" style:text-line-through-style="none" style:text-line-through-type="none" style:font-name="monospace" fo:font-size="14pt" fo:letter-spacing="normal" fo:font-style="normal" style:text-underline-style="none" fo:font-weight="normal" style:text-blinking="false" fo:background-color="#eeeeee" loext:char-shading-value="0" loext:padding="0cm" loext:border="none"/>
    </style:style>
    <style:style style:name="T7" style:family="text">
      <style:text-properties fo:font-variant="normal" fo:text-transform="none" fo:color="#880000" style:font-name="monospace" fo:font-size="14pt" fo:letter-spacing="normal" fo:font-style="normal" fo:font-weight="normal" fo:background-color="#eeeeee" loext:char-shading-value="0" loext:padding="0cm" loext:border="none"/>
    </style:style>
    <style:style style:name="T8" style:family="text">
      <style:text-properties fo:font-variant="normal" fo:text-transform="none" fo:color="#333333" style:font-name="monospace" fo:font-size="9.75pt" fo:letter-spacing="normal" fo:font-style="normal" fo:font-weight="bold" fo:background-color="transparent" loext:char-shading-value="0" loext:padding="0cm" loext:border="none"/>
    </style:style>
    <style:style style:name="T9"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0" style:family="text">
      <style:text-properties fo:font-variant="normal" fo:text-transform="none" fo:color="#222222" style:font-name="monospace" fo:font-size="9.75pt" fo:letter-spacing="normal" fo:font-style="normal" fo:font-weight="normal" fo:background-color="transparent" loext:char-shading-value="0" loext:padding="0cm" loext:border="none"/>
    </style:style>
    <style:style style:name="T11" style:family="text">
      <style:text-properties fo:font-variant="normal" fo:text-transform="none" fo:color="#222222" fo:letter-spacing="normal" fo:background-color="transparent" loext:char-shading-value="0" loext:padding="0cm" loext:border="none"/>
    </style:style>
    <style:style style:name="T12" style:family="text">
      <style:text-properties fo:font-variant="normal" fo:text-transform="none" fo:color="#0086b3" style:font-name="monospace" fo:font-size="9.75pt" fo:letter-spacing="normal" fo:font-style="normal" fo:font-weight="normal" fo:background-color="transparent" loext:char-shading-value="0" loext:padding="0cm" loext:border="none"/>
    </style:style>
    <style:style style:name="T13" style:family="text">
      <style:text-properties fo:font-variant="normal" fo:text-transform="none" fo:color="#dd1144" style:font-name="monospace" fo:font-size="9.75pt" fo:letter-spacing="normal" fo:font-style="normal" fo:font-weight="normal" fo:background-color="transparent" loext:char-shading-value="0" loext:padding="0cm" loext:border="none"/>
    </style:style>
    <style:style style:name="T14" style:family="text">
      <style:text-properties fo:font-variant="normal" fo:text-transform="none" fo:color="#999988" style:font-name="monospace" fo:font-size="9.75pt" fo:letter-spacing="normal" fo:font-style="italic" fo:font-weight="normal" fo:background-color="transparent" loext:char-shading-value="0" loext:padding="0cm" loext:border="none"/>
    </style:style>
    <style:style style:name="T15" style:family="text">
      <style:text-properties fo:font-variant="normal" fo:text-transform="none" fo:color="#999988" fo:letter-spacing="normal" fo:background-color="transparent" loext:char-shading-value="0" loext:padding="0cm" loext:border="none"/>
    </style:style>
    <style:style style:name="T16" style:family="text">
      <style:text-properties fo:font-variant="normal" fo:text-transform="none" fo:color="#008080" style:font-name="monospace" fo:font-size="9.75pt" fo:letter-spacing="normal" fo:font-style="normal" fo:font-weight="normal" fo:background-color="transparent" loext:char-shading-value="0"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schematypes"/><text:a xlink:type="simple" xlink:href="https://mongoosejs.com/docs/schematypes.html#schematypes" text:style-name="Internet_20_link" text:visited-style-name="Visited_20_Internet_20_Link"><text:span text:style-name="T1">SchemaTypes</text:span></text:a></text:h>
      <text:p text:style-name="P12"><text:span text:style-name="T2">SchemaTypes handle definition of path </text:span><text:a xlink:type="simple" xlink:href="https://mongoosejs.com/docs/api.html#schematype_SchemaType-default" text:style-name="Internet_20_link" text:visited-style-name="Visited_20_Internet_20_Link"><text:span text:style-name="T4">defaults</text:span></text:a><text:span text:style-name="T2">, </text:span><text:a xlink:type="simple" xlink:href="https://mongoosejs.com/docs/api.html#schematype_SchemaType-validate" text:style-name="Internet_20_link" text:visited-style-name="Visited_20_Internet_20_Link"><text:span text:style-name="T4">validation</text:span></text:a><text:span text:style-name="T2">, </text:span><text:a xlink:type="simple" xlink:href="https://mongoosejs.com/docs/schematypes.html#getters" text:style-name="Internet_20_link" text:visited-style-name="Visited_20_Internet_20_Link"><text:span text:style-name="T4">getters</text:span></text:a><text:span text:style-name="T2">, </text:span><text:a xlink:type="simple" xlink:href="https://mongoosejs.com/docs/api.html#schematype_SchemaType-set" text:style-name="Internet_20_link" text:visited-style-name="Visited_20_Internet_20_Link"><text:span text:style-name="T4">setters</text:span></text:a><text:span text:style-name="T2">, </text:span><text:a xlink:type="simple" xlink:href="https://mongoosejs.com/docs/api.html#schematype_SchemaType-select" text:style-name="Internet_20_link" text:visited-style-name="Visited_20_Internet_20_Link"><text:span text:style-name="T4">field selection defaults</text:span></text:a><text:span text:style-name="T2"> for </text:span><text:a xlink:type="simple" xlink:href="https://mongoosejs.com/docs/api.html#query-js" text:style-name="Internet_20_link" text:visited-style-name="Visited_20_Internet_20_Link"><text:span text:style-name="T4">queries</text:span></text:a><text:span text:style-name="T2">, and other general characteristics for Mongoose document properties.</text:span></text:p>
      <text:list xml:id="list7254611" text:style-name="L1">
        <text:list-item>
          <text:p text:style-name="P14"><text:a xlink:type="simple" xlink:href="https://mongoosejs.com/docs/schematypes.html#what-is-a-schema-type" text:style-name="Internet_20_link" text:visited-style-name="Visited_20_Internet_20_Link"><text:span text:style-name="T4">What is a SchemaType?</text:span></text:a></text:p>
        </text:list-item>
        <text:list-item>
          <text:p text:style-name="P14"><text:a xlink:type="simple" xlink:href="https://mongoosejs.com/docs/schematypes.html#schematype-options" text:style-name="Internet_20_link" text:visited-style-name="Visited_20_Internet_20_Link"><text:span text:style-name="T4">SchemaType Options</text:span></text:a></text:p>
        </text:list-item>
        <text:list-item>
          <text:p text:style-name="P14"><text:a xlink:type="simple" xlink:href="https://mongoosejs.com/docs/schematypes.html#customtypes" text:style-name="Internet_20_link" text:visited-style-name="Visited_20_Internet_20_Link"><text:span text:style-name="T4">Creating Custom Types</text:span></text:a></text:p>
        </text:list-item>
        <text:list-item>
          <text:p text:style-name="P14"><text:a xlink:type="simple" xlink:href="https://mongoosejs.com/docs/schematypes.html#path" text:style-name="Internet_20_link" text:visited-style-name="Visited_20_Internet_20_Link"><text:span text:style-name="T4">The `schema.path()` Function</text:span></text:a></text:p>
        </text:list-item>
        <text:list-item>
          <text:p text:style-name="P1"><text:a xlink:type="simple" xlink:href="https://mongoosejs.com/docs/schematypes.html#further-reading" text:style-name="Internet_20_link" text:visited-style-name="Visited_20_Internet_20_Link"><text:span text:style-name="T4">Further Reading</text:span></text:a></text:p>
        </text:list-item>
      </text:list>
      <text:list xml:id="list2266614408" text:style-name="L2">
        <text:list-item>
          <text:p text:style-name="P15"><text:a xlink:type="simple" xlink:href="https://mongoosejs.com/docs/schematypes.html#what-is-a-schematype" text:style-name="Internet_20_link" text:visited-style-name="Visited_20_Internet_20_Link"><text:span text:style-name="T4">What is a SchemaType?</text:span></text:a></text:p>
        </text:list-item>
        <text:list-item>
          <text:p text:style-name="P15"><text:a xlink:type="simple" xlink:href="https://mongoosejs.com/docs/schematypes.html#type-key" text:style-name="Internet_20_link" text:visited-style-name="Visited_20_Internet_20_Link"><text:span text:style-name="T4">The </text:span></text:a><text:a xlink:type="simple" xlink:href="https://mongoosejs.com/docs/schematypes.html#type-key" text:style-name="Internet_20_link" text:visited-style-name="Visited_20_Internet_20_Link"><text:span text:style-name="Source_20_Text"><text:span text:style-name="T6">type</text:span></text:span></text:a><text:a xlink:type="simple" xlink:href="https://mongoosejs.com/docs/schematypes.html#type-key" text:style-name="Internet_20_link" text:visited-style-name="Visited_20_Internet_20_Link"><text:span text:style-name="T4"> Key</text:span></text:a></text:p>
        </text:list-item>
        <text:list-item>
          <text:p text:style-name="P15"><text:a xlink:type="simple" xlink:href="https://mongoosejs.com/docs/schematypes.html#schematype-options" text:style-name="Internet_20_link" text:visited-style-name="Visited_20_Internet_20_Link"><text:span text:style-name="T4">SchemaType Options</text:span></text:a></text:p>
        </text:list-item>
        <text:list-item>
          <text:p text:style-name="P15"><text:a xlink:type="simple" xlink:href="https://mongoosejs.com/docs/schematypes.html#usage-notes" text:style-name="Internet_20_link" text:visited-style-name="Visited_20_Internet_20_Link"><text:span text:style-name="T4">Usage Notes</text:span></text:a></text:p>
        </text:list-item>
        <text:list-item>
          <text:p text:style-name="P15"><text:a xlink:type="simple" xlink:href="https://mongoosejs.com/docs/schematypes.html#getters" text:style-name="Internet_20_link" text:visited-style-name="Visited_20_Internet_20_Link"><text:span text:style-name="T4">Getters</text:span></text:a></text:p>
        </text:list-item>
        <text:list-item>
          <text:p text:style-name="P15"><text:a xlink:type="simple" xlink:href="https://mongoosejs.com/docs/schematypes.html#customtypes" text:style-name="Internet_20_link" text:visited-style-name="Visited_20_Internet_20_Link"><text:span text:style-name="T4">Custom Types</text:span></text:a></text:p>
        </text:list-item>
        <text:list-item>
          <text:p text:style-name="P2"><text:a xlink:type="simple" xlink:href="https://mongoosejs.com/docs/schematypes.html#path" text:style-name="Internet_20_link" text:visited-style-name="Visited_20_Internet_20_Link"><text:span text:style-name="T4">The </text:span></text:a><text:a xlink:type="simple" xlink:href="https://mongoosejs.com/docs/schematypes.html#path" text:style-name="Internet_20_link" text:visited-style-name="Visited_20_Internet_20_Link"><text:span text:style-name="Source_20_Text"><text:span text:style-name="T6">schema.path()</text:span></text:span></text:a><text:a xlink:type="simple" xlink:href="https://mongoosejs.com/docs/schematypes.html#path" text:style-name="Internet_20_link" text:visited-style-name="Visited_20_Internet_20_Link"><text:span text:style-name="T4"> Function</text:span></text:a></text:p>
        </text:list-item>
      </text:list>
      <text:h text:style-name="P26" text:outline-level="3"><text:bookmark text:name="what-is-a-schematype"/><text:a xlink:type="simple" xlink:href="https://mongoosejs.com/docs/schematypes.html#what-is-a-schematype" text:style-name="Internet_20_link" text:visited-style-name="Visited_20_Internet_20_Link"><text:span text:style-name="T1">What is a SchemaType?</text:span></text:a></text:h>
      <text:p text:style-name="P13">You can think of a Mongoose schema as the configuration object for a Mongoose model. A SchemaType is then a configuration object for an individual property. A SchemaType says what type a given path should have, whether it has any getters/setters, and what values are valid for that path.</text:p>
      <text:p text:style-name="P27"><text:span text:style-name="Source_20_Text"><text:span text:style-name="T8">const</text:span></text:span><text:span text:style-name="Source_20_Text"><text:span text:style-name="T10"> schema = </text:span></text:span><text:span text:style-name="Source_20_Text"><text:span text:style-name="T8">new</text:span></text:span><text:span text:style-name="Source_20_Text"><text:span text:style-name="T10"> Schema({ name: </text:span></text:span><text:span text:style-name="Source_20_Text"><text:span text:style-name="T12">String</text:span></text:span><text:span text:style-name="Source_20_Text"><text:span text:style-name="T10"> });</text:span></text:span></text:p>
      <text:p text:style-name="P28"><text:span text:style-name="Source_20_Text"><text:span text:style-name="T10">schema.path(</text:span></text:span><text:span text:style-name="Source_20_Text"><text:span text:style-name="T13">'name'</text:span></text:span><text:span text:style-name="Source_20_Text"><text:span text:style-name="T10">) </text:span></text:span><text:span text:style-name="Source_20_Text"><text:span text:style-name="T8">instanceof</text:span></text:span><text:span text:style-name="Source_20_Text"><text:span text:style-name="T10"> mongoose.SchemaType; </text:span></text:span><text:span text:style-name="Source_20_Text"><text:span text:style-name="T14">// true</text:span></text:span></text:p>
      <text:p text:style-name="P28"><text:span text:style-name="Source_20_Text"><text:span text:style-name="T10">schema.path(</text:span></text:span><text:span text:style-name="Source_20_Text"><text:span text:style-name="T13">'name'</text:span></text:span><text:span text:style-name="Source_20_Text"><text:span text:style-name="T10">) </text:span></text:span><text:span text:style-name="Source_20_Text"><text:span text:style-name="T8">instanceof</text:span></text:span><text:span text:style-name="Source_20_Text"><text:span text:style-name="T10"> mongoose.Schema.Types.String; </text:span></text:span><text:span text:style-name="Source_20_Text"><text:span text:style-name="T14">// true</text:span></text:span></text:p>
      <text:p text:style-name="P28"><text:span text:style-name="Source_20_Text"><text:span text:style-name="T10">schema.path(</text:span></text:span><text:span text:style-name="Source_20_Text"><text:span text:style-name="T13">'name'</text:span></text:span><text:span text:style-name="Source_20_Text"><text:span text:style-name="T10">).instance; </text:span></text:span><text:span text:style-name="Source_20_Text"><text:span text:style-name="T14">// 'String'</text:span></text:span></text:p>
      <text:p text:style-name="P12"><text:span text:style-name="T2">A SchemaType is different from a type. In other words, </text:span><text:span text:style-name="Source_20_Text"><text:span text:style-name="T7">mongoose.ObjectId !== mongoose.Types.ObjectId</text:span></text:span><text:span text:style-name="T2">. A SchemaType is just a configuration object for Mongoose. An instance of the </text:span><text:span text:style-name="Source_20_Text"><text:span text:style-name="T7">mongoose.ObjectId</text:span></text:span><text:span text:style-name="T2"> SchemaType doesn't actually </text:span><text:soft-page-break/><text:span text:style-name="T2">create MongoDB ObjectIds, it is just a configuration for a path in a schema.</text:span></text:p>
      <text:p text:style-name="P12"><text:span text:style-name="T2">The following are all the valid SchemaTypes in Mongoose. Mongoose plugins can also add custom SchemaTypes like </text:span><text:a xlink:type="simple" xlink:href="http://plugins.mongoosejs.io/plugins/int32" text:style-name="Internet_20_link" text:visited-style-name="Visited_20_Internet_20_Link"><text:span text:style-name="T4">int32</text:span></text:a><text:span text:style-name="T2">. Check out </text:span><text:a xlink:type="simple" xlink:href="http://plugins.mongoosejs.io/" text:style-name="Internet_20_link" text:visited-style-name="Visited_20_Internet_20_Link"><text:span text:style-name="T4">Mongoose's plugins search</text:span></text:a><text:span text:style-name="T2"> to find plugins.</text:span></text:p>
      <text:list xml:id="list3433904830" text:style-name="L3">
        <text:list-item>
          <text:p text:style-name="P16"><text:a xlink:type="simple" xlink:href="https://mongoosejs.com/docs/schematypes.html#strings" text:style-name="Internet_20_link" text:visited-style-name="Visited_20_Internet_20_Link"><text:span text:style-name="T4">String</text:span></text:a></text:p>
        </text:list-item>
        <text:list-item>
          <text:p text:style-name="P16"><text:a xlink:type="simple" xlink:href="https://mongoosejs.com/docs/schematypes.html#numbers" text:style-name="Internet_20_link" text:visited-style-name="Visited_20_Internet_20_Link"><text:span text:style-name="T4">Number</text:span></text:a></text:p>
        </text:list-item>
        <text:list-item>
          <text:p text:style-name="P16"><text:a xlink:type="simple" xlink:href="https://mongoosejs.com/docs/schematypes.html#dates" text:style-name="Internet_20_link" text:visited-style-name="Visited_20_Internet_20_Link"><text:span text:style-name="T4">Date</text:span></text:a></text:p>
        </text:list-item>
        <text:list-item>
          <text:p text:style-name="P16"><text:a xlink:type="simple" xlink:href="https://mongoosejs.com/docs/schematypes.html#buffers" text:style-name="Internet_20_link" text:visited-style-name="Visited_20_Internet_20_Link"><text:span text:style-name="T4">Buffer</text:span></text:a></text:p>
        </text:list-item>
        <text:list-item>
          <text:p text:style-name="P16"><text:a xlink:type="simple" xlink:href="https://mongoosejs.com/docs/schematypes.html#booleans" text:style-name="Internet_20_link" text:visited-style-name="Visited_20_Internet_20_Link"><text:span text:style-name="T4">Boolean</text:span></text:a></text:p>
        </text:list-item>
        <text:list-item>
          <text:p text:style-name="P16"><text:a xlink:type="simple" xlink:href="https://mongoosejs.com/docs/schematypes.html#mixed" text:style-name="Internet_20_link" text:visited-style-name="Visited_20_Internet_20_Link"><text:span text:style-name="T4">Mixed</text:span></text:a></text:p>
        </text:list-item>
        <text:list-item>
          <text:p text:style-name="P16"><text:a xlink:type="simple" xlink:href="https://mongoosejs.com/docs/schematypes.html#objectids" text:style-name="Internet_20_link" text:visited-style-name="Visited_20_Internet_20_Link"><text:span text:style-name="T4">ObjectId</text:span></text:a></text:p>
        </text:list-item>
        <text:list-item>
          <text:p text:style-name="P16"><text:a xlink:type="simple" xlink:href="https://mongoosejs.com/docs/schematypes.html#arrays" text:style-name="Internet_20_link" text:visited-style-name="Visited_20_Internet_20_Link"><text:span text:style-name="T4">Array</text:span></text:a></text:p>
        </text:list-item>
        <text:list-item>
          <text:p text:style-name="P16"><text:a xlink:type="simple" xlink:href="https://mongoosejs.com/docs/api.html#mongoose_Mongoose-Decimal128" text:style-name="Internet_20_link" text:visited-style-name="Visited_20_Internet_20_Link"><text:span text:style-name="T4">Decimal128</text:span></text:a></text:p>
        </text:list-item>
        <text:list-item>
          <text:p text:style-name="P3"><text:a xlink:type="simple" xlink:href="https://mongoosejs.com/docs/schematypes.html#maps" text:style-name="Internet_20_link" text:visited-style-name="Visited_20_Internet_20_Link"><text:span text:style-name="T4">Map</text:span></text:a></text:p>
        </text:list-item>
      </text:list>
      <text:h text:style-name="P29" text:outline-level="4">Example</text:h>
      <text:p text:style-name="P27"><text:span text:style-name="Source_20_Text"><text:span text:style-name="T8">var</text:span></text:span><text:span text:style-name="Source_20_Text"><text:span text:style-name="T10"> 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name: <text:s text:c="3"/></text:span></text:span><text:span text:style-name="Source_20_Text"><text:span text:style-name="T12">String</text:span></text:span><text:span text:style-name="Source_20_Text"><text:span text:style-name="T10">,</text:span></text:span></text:p>
      <text:p text:style-name="P28"><text:span text:style-name="Source_20_Text"><text:span text:style-name="T11"><text:s text:c="2"/></text:span></text:span><text:span text:style-name="Source_20_Text"><text:span text:style-name="T10">binary: <text:s/>Buffer,</text:span></text:span></text:p>
      <text:p text:style-name="P28"><text:span text:style-name="Source_20_Text"><text:span text:style-name="T11"><text:s text:c="2"/></text:span></text:span><text:span text:style-name="Source_20_Text"><text:span text:style-name="T10">living: <text:s/></text:span></text:span><text:span text:style-name="Source_20_Text"><text:span text:style-name="T12">Boolean</text:span></text:span><text:span text:style-name="Source_20_Text"><text:span text:style-name="T10">,</text:span></text:span></text:p>
      <text:p text:style-name="P28"><text:span text:style-name="Source_20_Text"><text:span text:style-name="T11"><text:s text:c="2"/></text:span></text:span><text:span text:style-name="Source_20_Text"><text:span text:style-name="T10">updated: { type: </text:span></text:span><text:span text:style-name="Source_20_Text"><text:span text:style-name="T12">Date</text:span></text:span><text:span text:style-name="Source_20_Text"><text:span text:style-name="T10">, </text:span></text:span><text:span text:style-name="Source_20_Text"><text:span text:style-name="T8">default</text:span></text:span><text:span text:style-name="Source_20_Text"><text:span text:style-name="T10">: </text:span></text:span><text:span text:style-name="Source_20_Text"><text:span text:style-name="T12">Date</text:span></text:span><text:span text:style-name="Source_20_Text"><text:span text:style-name="T10">.now },</text:span></text:span></text:p>
      <text:p text:style-name="P28"><text:span text:style-name="Source_20_Text"><text:span text:style-name="T11"><text:s text:c="2"/></text:span></text:span><text:span text:style-name="Source_20_Text"><text:span text:style-name="T10">age: <text:s text:c="4"/>{ type: </text:span></text:span><text:span text:style-name="Source_20_Text"><text:span text:style-name="T12">Number</text:span></text:span><text:span text:style-name="Source_20_Text"><text:span text:style-name="T10">, min: </text:span></text:span><text:span text:style-name="Source_20_Text"><text:span text:style-name="T16">18</text:span></text:span><text:span text:style-name="Source_20_Text"><text:span text:style-name="T10">, max: </text:span></text:span><text:span text:style-name="Source_20_Text"><text:span text:style-name="T16">65</text:span></text:span><text:span text:style-name="Source_20_Text"><text:span text:style-name="T10"> },</text:span></text:span></text:p>
      <text:p text:style-name="P28"><text:span text:style-name="Source_20_Text"><text:span text:style-name="T11"><text:s text:c="2"/></text:span></text:span><text:span text:style-name="Source_20_Text"><text:span text:style-name="T10">mixed: <text:s text:c="2"/>Schema.Types.Mixed,</text:span></text:span></text:p>
      <text:p text:style-name="P28"><text:span text:style-name="Source_20_Text"><text:span text:style-name="T11"><text:s text:c="2"/></text:span></text:span><text:span text:style-name="Source_20_Text"><text:span text:style-name="T10">_someId: Schema.Types.ObjectId,</text:span></text:span></text:p>
      <text:p text:style-name="P28"><text:span text:style-name="Source_20_Text"><text:span text:style-name="T11"><text:s text:c="2"/></text:span></text:span><text:span text:style-name="Source_20_Text"><text:span text:style-name="T10">decimal: Schema.Types.Decimal128,</text:span></text:span></text:p>
      <text:p text:style-name="P28"><text:span text:style-name="Source_20_Text"><text:span text:style-name="T11"><text:s text:c="2"/></text:span></text:span><text:span text:style-name="Source_20_Text"><text:span text:style-name="T10">array: [],</text:span></text:span></text:p>
      <text:p text:style-name="P28"><text:span text:style-name="Source_20_Text"><text:span text:style-name="T11"><text:s text:c="2"/></text:span></text:span><text:span text:style-name="Source_20_Text"><text:span text:style-name="T10">ofString: [</text:span></text:span><text:span text:style-name="Source_20_Text"><text:span text:style-name="T12">String</text:span></text:span><text:span text:style-name="Source_20_Text"><text:span text:style-name="T10">],</text:span></text:span></text:p>
      <text:p text:style-name="P28"><text:span text:style-name="Source_20_Text"><text:span text:style-name="T11"><text:s text:c="2"/></text:span></text:span><text:span text:style-name="Source_20_Text"><text:span text:style-name="T10">ofNumber: [</text:span></text:span><text:span text:style-name="Source_20_Text"><text:span text:style-name="T12">Number</text:span></text:span><text:span text:style-name="Source_20_Text"><text:span text:style-name="T10">],</text:span></text:span></text:p>
      <text:p text:style-name="P28"><text:soft-page-break/><text:span text:style-name="Source_20_Text"><text:span text:style-name="T11"><text:s text:c="2"/></text:span></text:span><text:span text:style-name="Source_20_Text"><text:span text:style-name="T10">ofDates: [</text:span></text:span><text:span text:style-name="Source_20_Text"><text:span text:style-name="T12">Date</text:span></text:span><text:span text:style-name="Source_20_Text"><text:span text:style-name="T10">],</text:span></text:span></text:p>
      <text:p text:style-name="P28"><text:span text:style-name="Source_20_Text"><text:span text:style-name="T11"><text:s text:c="2"/></text:span></text:span><text:span text:style-name="Source_20_Text"><text:span text:style-name="T10">ofBuffer: [Buffer],</text:span></text:span></text:p>
      <text:p text:style-name="P28"><text:span text:style-name="Source_20_Text"><text:span text:style-name="T11"><text:s text:c="2"/></text:span></text:span><text:span text:style-name="Source_20_Text"><text:span text:style-name="T10">ofBoolean: [</text:span></text:span><text:span text:style-name="Source_20_Text"><text:span text:style-name="T12">Boolean</text:span></text:span><text:span text:style-name="Source_20_Text"><text:span text:style-name="T10">],</text:span></text:span></text:p>
      <text:p text:style-name="P28"><text:span text:style-name="Source_20_Text"><text:span text:style-name="T11"><text:s text:c="2"/></text:span></text:span><text:span text:style-name="Source_20_Text"><text:span text:style-name="T10">ofMixed: [Schema.Types.Mixed],</text:span></text:span></text:p>
      <text:p text:style-name="P28"><text:span text:style-name="Source_20_Text"><text:span text:style-name="T11"><text:s text:c="2"/></text:span></text:span><text:span text:style-name="Source_20_Text"><text:span text:style-name="T10">ofObjectId: [Schema.Types.ObjectId],</text:span></text:span></text:p>
      <text:p text:style-name="P28"><text:span text:style-name="Source_20_Text"><text:span text:style-name="T11"><text:s text:c="2"/></text:span></text:span><text:span text:style-name="Source_20_Text"><text:span text:style-name="T10">ofArrays: [[]],</text:span></text:span></text:p>
      <text:p text:style-name="P28"><text:span text:style-name="Source_20_Text"><text:span text:style-name="T11"><text:s text:c="2"/></text:span></text:span><text:span text:style-name="Source_20_Text"><text:span text:style-name="T10">ofArrayOfNumbers: [[</text:span></text:span><text:span text:style-name="Source_20_Text"><text:span text:style-name="T12">Number</text:span></text:span><text:span text:style-name="Source_20_Text"><text:span text:style-name="T10">]],</text:span></text:span></text:p>
      <text:p text:style-name="P28"><text:span text:style-name="Source_20_Text"><text:span text:style-name="T11"><text:s text:c="2"/></text:span></text:span><text:span text:style-name="Source_20_Text"><text:span text:style-name="T10">nested: {</text:span></text:span></text:p>
      <text:p text:style-name="P28"><text:span text:style-name="Source_20_Text"><text:span text:style-name="T11"><text:s text:c="4"/></text:span></text:span><text:span text:style-name="Source_20_Text"><text:span text:style-name="T10">stuff: { type: </text:span></text:span><text:span text:style-name="Source_20_Text"><text:span text:style-name="T12">String</text:span></text:span><text:span text:style-name="Source_20_Text"><text:span text:style-name="T10">, lowercase: true, trim: true }</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1"><text:s text:c="2"/></text:span></text:span><text:span text:style-name="Source_20_Text"><text:span text:style-name="T10">map: </text:span></text:span><text:span text:style-name="Source_20_Text"><text:span text:style-name="T12">Map</text:span></text:span><text:span text:style-name="Source_20_Text"><text:span text:style-name="T10">,</text:span></text:span></text:p>
      <text:p text:style-name="P28"><text:span text:style-name="Source_20_Text"><text:span text:style-name="T11"><text:s text:c="2"/></text:span></text:span><text:span text:style-name="Source_20_Text"><text:span text:style-name="T10">mapOfString: {</text:span></text:span></text:p>
      <text:p text:style-name="P28"><text:span text:style-name="Source_20_Text"><text:span text:style-name="T11"><text:s text:c="4"/></text:span></text:span><text:span text:style-name="Source_20_Text"><text:span text:style-name="T10">type: </text:span></text:span><text:span text:style-name="Source_20_Text"><text:span text:style-name="T12">Map</text:span></text:span><text:span text:style-name="Source_20_Text"><text:span text:style-name="T10">,</text:span></text:span></text:p>
      <text:p text:style-name="P28"><text:span text:style-name="Source_20_Text"><text:span text:style-name="T11"><text:s text:c="4"/></text:span></text:span><text:span text:style-name="Source_20_Text"><text:span text:style-name="T8">of</text:span></text:span><text:span text:style-name="Source_20_Text"><text:span text:style-name="T10">: </text:span></text:span><text:span text:style-name="Source_20_Text"><text:span text:style-name="T12">String</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28"/>
      <text:p text:style-name="P28"><text:span text:style-name="Source_20_Text"><text:span text:style-name="T14">// example use</text:span></text:span></text:p>
      <text:p text:style-name="P28"/>
      <text:p text:style-name="P28"><text:span text:style-name="Source_20_Text"><text:span text:style-name="T8">var</text:span></text:span><text:span text:style-name="Source_20_Text"><text:span text:style-name="T10"> Thing = mongoose.model(</text:span></text:span><text:span text:style-name="Source_20_Text"><text:span text:style-name="T13">'Thing'</text:span></text:span><text:span text:style-name="Source_20_Text"><text:span text:style-name="T10">, schema);</text:span></text:span></text:p>
      <text:p text:style-name="P28"/>
      <text:p text:style-name="P28"><text:span text:style-name="Source_20_Text"><text:span text:style-name="T8">var</text:span></text:span><text:span text:style-name="Source_20_Text"><text:span text:style-name="T10"> m = </text:span></text:span><text:span text:style-name="Source_20_Text"><text:span text:style-name="T8">new</text:span></text:span><text:span text:style-name="Source_20_Text"><text:span text:style-name="T10"> Thing;</text:span></text:span></text:p>
      <text:p text:style-name="P28"><text:span text:style-name="Source_20_Text"><text:span text:style-name="T10">m.name = </text:span></text:span><text:span text:style-name="Source_20_Text"><text:span text:style-name="T13">'Statue of Liberty'</text:span></text:span><text:span text:style-name="Source_20_Text"><text:span text:style-name="T10">;</text:span></text:span></text:p>
      <text:p text:style-name="P28"><text:soft-page-break/><text:span text:style-name="Source_20_Text"><text:span text:style-name="T10">m.age = </text:span></text:span><text:span text:style-name="Source_20_Text"><text:span text:style-name="T16">125</text:span></text:span><text:span text:style-name="Source_20_Text"><text:span text:style-name="T10">;</text:span></text:span></text:p>
      <text:p text:style-name="P28"><text:span text:style-name="Source_20_Text"><text:span text:style-name="T10">m.updated = </text:span></text:span><text:span text:style-name="Source_20_Text"><text:span text:style-name="T8">new</text:span></text:span><text:span text:style-name="Source_20_Text"><text:span text:style-name="T10"> </text:span></text:span><text:span text:style-name="Source_20_Text"><text:span text:style-name="T12">Date</text:span></text:span><text:span text:style-name="Source_20_Text"><text:span text:style-name="T10">;</text:span></text:span></text:p>
      <text:p text:style-name="P28"><text:span text:style-name="Source_20_Text"><text:span text:style-name="T10">m.binary = Buffer.alloc(</text:span></text:span><text:span text:style-name="Source_20_Text"><text:span text:style-name="T16">0</text:span></text:span><text:span text:style-name="Source_20_Text"><text:span text:style-name="T10">);</text:span></text:span></text:p>
      <text:p text:style-name="P28"><text:span text:style-name="Source_20_Text"><text:span text:style-name="T10">m.living = false;</text:span></text:span></text:p>
      <text:p text:style-name="P28"><text:span text:style-name="Source_20_Text"><text:span text:style-name="T10">m.mixed = { any: { thing: </text:span></text:span><text:span text:style-name="Source_20_Text"><text:span text:style-name="T13">'i want'</text:span></text:span><text:span text:style-name="Source_20_Text"><text:span text:style-name="T10"> } };</text:span></text:span></text:p>
      <text:p text:style-name="P28"><text:span text:style-name="Source_20_Text"><text:span text:style-name="T10">m.markModified(</text:span></text:span><text:span text:style-name="Source_20_Text"><text:span text:style-name="T13">'mixed'</text:span></text:span><text:span text:style-name="Source_20_Text"><text:span text:style-name="T10">);</text:span></text:span></text:p>
      <text:p text:style-name="P28"><text:span text:style-name="Source_20_Text"><text:span text:style-name="T10">m._someId = </text:span></text:span><text:span text:style-name="Source_20_Text"><text:span text:style-name="T8">new</text:span></text:span><text:span text:style-name="Source_20_Text"><text:span text:style-name="T10"> mongoose.Types.ObjectId;</text:span></text:span></text:p>
      <text:p text:style-name="P28"><text:span text:style-name="Source_20_Text"><text:span text:style-name="T10">m.array.push(</text:span></text:span><text:span text:style-name="Source_20_Text"><text:span text:style-name="T16">1</text:span></text:span><text:span text:style-name="Source_20_Text"><text:span text:style-name="T10">);</text:span></text:span></text:p>
      <text:p text:style-name="P28"><text:span text:style-name="Source_20_Text"><text:span text:style-name="T10">m.ofString.push(</text:span></text:span><text:span text:style-name="Source_20_Text"><text:span text:style-name="T13">"strings!"</text:span></text:span><text:span text:style-name="Source_20_Text"><text:span text:style-name="T10">);</text:span></text:span></text:p>
      <text:p text:style-name="P28"><text:span text:style-name="Source_20_Text"><text:span text:style-name="T10">m.ofNumber.unshift(</text:span></text:span><text:span text:style-name="Source_20_Text"><text:span text:style-name="T16">1</text:span></text:span><text:span text:style-name="Source_20_Text"><text:span text:style-name="T10">,</text:span></text:span><text:span text:style-name="Source_20_Text"><text:span text:style-name="T16">2</text:span></text:span><text:span text:style-name="Source_20_Text"><text:span text:style-name="T10">,</text:span></text:span><text:span text:style-name="Source_20_Text"><text:span text:style-name="T16">3</text:span></text:span><text:span text:style-name="Source_20_Text"><text:span text:style-name="T10">,</text:span></text:span><text:span text:style-name="Source_20_Text"><text:span text:style-name="T16">4</text:span></text:span><text:span text:style-name="Source_20_Text"><text:span text:style-name="T10">);</text:span></text:span></text:p>
      <text:p text:style-name="P28"><text:span text:style-name="Source_20_Text"><text:span text:style-name="T10">m.ofDates.addToSet(</text:span></text:span><text:span text:style-name="Source_20_Text"><text:span text:style-name="T8">new</text:span></text:span><text:span text:style-name="Source_20_Text"><text:span text:style-name="T10"> </text:span></text:span><text:span text:style-name="Source_20_Text"><text:span text:style-name="T12">Date</text:span></text:span><text:span text:style-name="Source_20_Text"><text:span text:style-name="T10">);</text:span></text:span></text:p>
      <text:p text:style-name="P28"><text:span text:style-name="Source_20_Text"><text:span text:style-name="T10">m.ofBuffer.pop();</text:span></text:span></text:p>
      <text:p text:style-name="P28"><text:span text:style-name="Source_20_Text"><text:span text:style-name="T10">m.ofMixed = [</text:span></text:span><text:span text:style-name="Source_20_Text"><text:span text:style-name="T16">1</text:span></text:span><text:span text:style-name="Source_20_Text"><text:span text:style-name="T10">, [], </text:span></text:span><text:span text:style-name="Source_20_Text"><text:span text:style-name="T13">'three'</text:span></text:span><text:span text:style-name="Source_20_Text"><text:span text:style-name="T10">, { four: </text:span></text:span><text:span text:style-name="Source_20_Text"><text:span text:style-name="T16">5</text:span></text:span><text:span text:style-name="Source_20_Text"><text:span text:style-name="T10"> }];</text:span></text:span></text:p>
      <text:p text:style-name="P28"><text:span text:style-name="Source_20_Text"><text:span text:style-name="T10">m.nested.stuff = </text:span></text:span><text:span text:style-name="Source_20_Text"><text:span text:style-name="T13">'good'</text:span></text:span><text:span text:style-name="Source_20_Text"><text:span text:style-name="T10">;</text:span></text:span></text:p>
      <text:p text:style-name="P28"><text:span text:style-name="Source_20_Text"><text:span text:style-name="T10">m.map = </text:span></text:span><text:span text:style-name="Source_20_Text"><text:span text:style-name="T8">new</text:span></text:span><text:span text:style-name="Source_20_Text"><text:span text:style-name="T10"> </text:span></text:span><text:span text:style-name="Source_20_Text"><text:span text:style-name="T12">Map</text:span></text:span><text:span text:style-name="Source_20_Text"><text:span text:style-name="T10">([[</text:span></text:span><text:span text:style-name="Source_20_Text"><text:span text:style-name="T13">'key'</text:span></text:span><text:span text:style-name="Source_20_Text"><text:span text:style-name="T10">, </text:span></text:span><text:span text:style-name="Source_20_Text"><text:span text:style-name="T13">'value'</text:span></text:span><text:span text:style-name="Source_20_Text"><text:span text:style-name="T10">]]);</text:span></text:span></text:p>
      <text:p text:style-name="P28"><text:span text:style-name="Source_20_Text"><text:span text:style-name="T10">m.save(callback);</text:span></text:span></text:p>
      <text:h text:style-name="P26" text:outline-level="3"><text:bookmark text:name="type-key"/><text:a xlink:type="simple" xlink:href="https://mongoosejs.com/docs/schematypes.html#type-key" text:style-name="Internet_20_link" text:visited-style-name="Visited_20_Internet_20_Link"><text:span text:style-name="T1">The `type` Key</text:span></text:a></text:h>
      <text:p text:style-name="P12"><text:span text:style-name="Source_20_Text"><text:span text:style-name="T7">type</text:span></text:span><text:span text:style-name="T2"> is a special property in Mongoose schemas. When Mongoose finds a nested property named </text:span><text:span text:style-name="Source_20_Text"><text:span text:style-name="T7">type</text:span></text:span><text:span text:style-name="T2"> in your schema, Mongoose assumes that it needs to define a SchemaType with the given type.</text:span></text:p>
      <text:p text:style-name="P27"><text:span text:style-name="Source_20_Text"><text:span text:style-name="T14">// 3 string SchemaTypes: 'name', 'nested.firstName', 'nested.lastName'</text:span></text:span></text:p>
      <text:p text:style-name="P28"><text:span text:style-name="Source_20_Text"><text:span text:style-name="T8">const</text:span></text:span><text:span text:style-name="Source_20_Text"><text:span text:style-name="T10"> 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name: { type: </text:span></text:span><text:span text:style-name="Source_20_Text"><text:span text:style-name="T12">String</text:span></text:span><text:span text:style-name="Source_20_Text"><text:span text:style-name="T10"> },</text:span></text:span></text:p>
      <text:p text:style-name="P28"><text:span text:style-name="Source_20_Text"><text:span text:style-name="T11"><text:s text:c="2"/></text:span></text:span><text:span text:style-name="Source_20_Text"><text:span text:style-name="T10">nested: {</text:span></text:span></text:p>
      <text:p text:style-name="P28"><text:soft-page-break/><text:span text:style-name="Source_20_Text"><text:span text:style-name="T11"><text:s text:c="4"/></text:span></text:span><text:span text:style-name="Source_20_Text"><text:span text:style-name="T10">firstName: { type: </text:span></text:span><text:span text:style-name="Source_20_Text"><text:span text:style-name="T12">String</text:span></text:span><text:span text:style-name="Source_20_Text"><text:span text:style-name="T10"> },</text:span></text:span></text:p>
      <text:p text:style-name="P28"><text:span text:style-name="Source_20_Text"><text:span text:style-name="T11"><text:s text:c="4"/></text:span></text:span><text:span text:style-name="Source_20_Text"><text:span text:style-name="T10">lastName: { type: </text:span></text:span><text:span text:style-name="Source_20_Text"><text:span text:style-name="T12">String</text:span></text:span><text:span text:style-name="Source_20_Text"><text:span text:style-name="T10"> }</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12"><text:span text:style-name="T2">As a consequence, </text:span><text:a xlink:type="simple" xlink:href="https://mongoosejs.com/docs/faq.html#type-key" text:style-name="Internet_20_link" text:visited-style-name="Visited_20_Internet_20_Link"><text:span text:style-name="T4">you need a little extra work to define a property named </text:span></text:a><text:a xlink:type="simple" xlink:href="https://mongoosejs.com/docs/faq.html#type-key" text:style-name="Internet_20_link" text:visited-style-name="Visited_20_Internet_20_Link"><text:span text:style-name="Source_20_Text"><text:span text:style-name="T6">type</text:span></text:span></text:a><text:a xlink:type="simple" xlink:href="https://mongoosejs.com/docs/faq.html#type-key" text:style-name="Internet_20_link" text:visited-style-name="Visited_20_Internet_20_Link"><text:span text:style-name="T4"> in your schema</text:span></text:a><text:span text:style-name="T2">. For example, suppose you're building a stock portfolio app, and you want to store the asset's </text:span><text:span text:style-name="Source_20_Text"><text:span text:style-name="T7">type</text:span></text:span><text:span text:style-name="T2"> (stock, bond, ETF, etc.). Naively, you might define your schema as shown below:</text:span></text:p>
      <text:p text:style-name="P27"><text:span text:style-name="Source_20_Text"><text:span text:style-name="T8">const</text:span></text:span><text:span text:style-name="Source_20_Text"><text:span text:style-name="T10"> holding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4">// You might expect `asset` to be an object that has 2 properties,</text:span></text:span></text:p>
      <text:p text:style-name="P28"><text:span text:style-name="Source_20_Text"><text:span text:style-name="T11"><text:s text:c="2"/></text:span></text:span><text:span text:style-name="Source_20_Text"><text:span text:style-name="T14">// but unfortunately `type` is special in Mongoose so mongoose</text:span></text:span></text:p>
      <text:p text:style-name="P28"><text:span text:style-name="Source_20_Text"><text:span text:style-name="T11"><text:s text:c="2"/></text:span></text:span><text:span text:style-name="Source_20_Text"><text:span text:style-name="T14">// interprets this schema to mean that `asset` is a string</text:span></text:span></text:p>
      <text:p text:style-name="P28"><text:span text:style-name="Source_20_Text"><text:span text:style-name="T11"><text:s text:c="2"/></text:span></text:span><text:span text:style-name="Source_20_Text"><text:span text:style-name="T10">asset: {</text:span></text:span></text:p>
      <text:p text:style-name="P28"><text:span text:style-name="Source_20_Text"><text:span text:style-name="T11"><text:s text:c="4"/></text:span></text:span><text:span text:style-name="Source_20_Text"><text:span text:style-name="T10">type: </text:span></text:span><text:span text:style-name="Source_20_Text"><text:span text:style-name="T12">String</text:span></text:span><text:span text:style-name="Source_20_Text"><text:span text:style-name="T10">,</text:span></text:span></text:p>
      <text:p text:style-name="P28"><text:span text:style-name="Source_20_Text"><text:span text:style-name="T11"><text:s text:c="4"/></text:span></text:span><text:span text:style-name="Source_20_Text"><text:span text:style-name="T10">ticker: </text:span></text:span><text:span text:style-name="Source_20_Text"><text:span text:style-name="T12">String</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12"><text:span text:style-name="T2">However, when Mongoose sees </text:span><text:span text:style-name="Source_20_Text"><text:span text:style-name="T7">type: String</text:span></text:span><text:span text:style-name="T2">, it assumes that you mean </text:span><text:span text:style-name="Source_20_Text"><text:span text:style-name="T7">asset</text:span></text:span><text:span text:style-name="T2"> should be a string, not an object with a property </text:span><text:span text:style-name="Source_20_Text"><text:span text:style-name="T7">type</text:span></text:span><text:span text:style-name="T2">. The correct way to define an object with a property </text:span><text:span text:style-name="Source_20_Text"><text:span text:style-name="T7">type</text:span></text:span><text:span text:style-name="T2"> is shown below.</text:span></text:p>
      <text:p text:style-name="P27"><text:span text:style-name="Source_20_Text"><text:span text:style-name="T8">const</text:span></text:span><text:span text:style-name="Source_20_Text"><text:span text:style-name="T10"> holding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asset: {</text:span></text:span></text:p>
      <text:p text:style-name="P28"><text:span text:style-name="Source_20_Text"><text:span text:style-name="T11"><text:s text:c="4"/></text:span></text:span><text:span text:style-name="Source_20_Text"><text:span text:style-name="T14">// Workaround to make sure Mongoose knows `asset` is an object</text:span></text:span></text:p>
      <text:p text:style-name="P28"><text:soft-page-break/><text:span text:style-name="Source_20_Text"><text:span text:style-name="T11"><text:s text:c="4"/></text:span></text:span><text:span text:style-name="Source_20_Text"><text:span text:style-name="T14">// and `asset.type` is a string, rather than thinking `asset`</text:span></text:span></text:p>
      <text:p text:style-name="P28"><text:span text:style-name="Source_20_Text"><text:span text:style-name="T11"><text:s text:c="4"/></text:span></text:span><text:span text:style-name="Source_20_Text"><text:span text:style-name="T14">// is a string.</text:span></text:span></text:p>
      <text:p text:style-name="P28"><text:span text:style-name="Source_20_Text"><text:span text:style-name="T11"><text:s text:c="4"/></text:span></text:span><text:span text:style-name="Source_20_Text"><text:span text:style-name="T10">type: { type: </text:span></text:span><text:span text:style-name="Source_20_Text"><text:span text:style-name="T12">String</text:span></text:span><text:span text:style-name="Source_20_Text"><text:span text:style-name="T10"> },</text:span></text:span></text:p>
      <text:p text:style-name="P28"><text:span text:style-name="Source_20_Text"><text:span text:style-name="T11"><text:s text:c="4"/></text:span></text:span><text:span text:style-name="Source_20_Text"><text:span text:style-name="T10">ticker: </text:span></text:span><text:span text:style-name="Source_20_Text"><text:span text:style-name="T12">String</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h text:style-name="P26" text:outline-level="3"><text:bookmark text:name="schematype-options"/><text:a xlink:type="simple" xlink:href="https://mongoosejs.com/docs/schematypes.html#schematype-options" text:style-name="Internet_20_link" text:visited-style-name="Visited_20_Internet_20_Link"><text:span text:style-name="T1">SchemaType Options</text:span></text:a></text:h>
      <text:p text:style-name="P12"><text:span text:style-name="T2">You can declare a schema type using the type directly, or an object with a </text:span><text:span text:style-name="Source_20_Text"><text:span text:style-name="T7">type</text:span></text:span><text:span text:style-name="T2"> property.</text:span></text:p>
      <text:p text:style-name="P27"><text:span text:style-name="Source_20_Text"><text:span text:style-name="T8">var</text:span></text:span><text:span text:style-name="Source_20_Text"><text:span text:style-name="T10"> schema1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test: </text:span></text:span><text:span text:style-name="Source_20_Text"><text:span text:style-name="T12">String</text:span></text:span><text:span text:style-name="Source_20_Text"><text:span text:style-name="T10"> </text:span></text:span><text:span text:style-name="Source_20_Text"><text:span text:style-name="T14">// `test` is a path of type String</text:span></text:span></text:p>
      <text:p text:style-name="P28"><text:span text:style-name="Source_20_Text"><text:span text:style-name="T10">});</text:span></text:span></text:p>
      <text:p text:style-name="P28"/>
      <text:p text:style-name="P28"><text:span text:style-name="Source_20_Text"><text:span text:style-name="T8">var</text:span></text:span><text:span text:style-name="Source_20_Text"><text:span text:style-name="T10"> schema2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4">// The `test` object contains the "SchemaType options"</text:span></text:span></text:p>
      <text:p text:style-name="P28"><text:span text:style-name="Source_20_Text"><text:span text:style-name="T11"><text:s text:c="2"/></text:span></text:span><text:span text:style-name="Source_20_Text"><text:span text:style-name="T10">test: { type: </text:span></text:span><text:span text:style-name="Source_20_Text"><text:span text:style-name="T12">String</text:span></text:span><text:span text:style-name="Source_20_Text"><text:span text:style-name="T10"> } </text:span></text:span><text:span text:style-name="Source_20_Text"><text:span text:style-name="T14">// `test` is a path of type string</text:span></text:span></text:p>
      <text:p text:style-name="P28"><text:span text:style-name="Source_20_Text"><text:span text:style-name="T10">});</text:span></text:span></text:p>
      <text:p text:style-name="P13">In addition to the type property, you can specify additional properties for a path. For example, if you want to lowercase a string before saving:</text:p>
      <text:p text:style-name="P27"><text:span text:style-name="Source_20_Text"><text:span text:style-name="T8">var</text:span></text:span><text:span text:style-name="Source_20_Text"><text:span text:style-name="T10"> schema2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test: {</text:span></text:span></text:p>
      <text:p text:style-name="P28"><text:span text:style-name="Source_20_Text"><text:span text:style-name="T11"><text:s text:c="4"/></text:span></text:span><text:span text:style-name="Source_20_Text"><text:span text:style-name="T10">type: </text:span></text:span><text:span text:style-name="Source_20_Text"><text:span text:style-name="T12">String</text:span></text:span><text:span text:style-name="Source_20_Text"><text:span text:style-name="T10">,</text:span></text:span></text:p>
      <text:p text:style-name="P28"><text:span text:style-name="Source_20_Text"><text:span text:style-name="T11"><text:s text:c="4"/></text:span></text:span><text:span text:style-name="Source_20_Text"><text:span text:style-name="T10">lowercase: true </text:span></text:span><text:span text:style-name="Source_20_Text"><text:span text:style-name="T14">// Always convert `test` to lowercase</text:span></text:span></text:p>
      <text:p text:style-name="P28"><text:soft-page-break/><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12"><text:span text:style-name="T2">You can add any property you want to your SchemaType options. Many plugins rely on custom SchemaType options. For example, the </text:span><text:a xlink:type="simple" xlink:href="http://plugins.mongoosejs.io/plugins/autopopulate" text:style-name="Internet_20_link" text:visited-style-name="Visited_20_Internet_20_Link"><text:span text:style-name="T4">mongoose-autopopulate</text:span></text:a><text:span text:style-name="T2"> plugin automatically populates paths if you set </text:span><text:span text:style-name="Source_20_Text"><text:span text:style-name="T7">autopopulate: true</text:span></text:span><text:span text:style-name="T2"> in your SchemaType options. Mongoose comes with support for several built-in SchemaType options, like </text:span><text:span text:style-name="Source_20_Text"><text:span text:style-name="T7">lowercase</text:span></text:span><text:span text:style-name="T2"> in the above example.</text:span></text:p>
      <text:p text:style-name="P12"><text:span text:style-name="T2">The </text:span><text:span text:style-name="Source_20_Text"><text:span text:style-name="T7">lowercase</text:span></text:span><text:span text:style-name="T2"> option only works for strings. There are certain options which apply for all schema types, and some that apply for specific schema types.</text:span></text:p>
      <text:h text:style-name="P25" text:outline-level="5">All Schema Types</text:h>
      <text:list xml:id="list1185807887" text:style-name="L4">
        <text:list-item>
          <text:p text:style-name="P17"><text:span text:style-name="Source_20_Text"><text:span text:style-name="T7">required</text:span></text:span><text:span text:style-name="T2">: boolean or function, if true adds a </text:span><text:a xlink:type="simple" xlink:href="https://mongoosejs.com/docs/validation.html#built-in-validators" text:style-name="Internet_20_link" text:visited-style-name="Visited_20_Internet_20_Link"><text:span text:style-name="T4">required validator</text:span></text:a><text:span text:style-name="T2"> for this property</text:span></text:p>
        </text:list-item>
        <text:list-item>
          <text:p text:style-name="P17"><text:span text:style-name="Source_20_Text"><text:span text:style-name="T7">default</text:span></text:span><text:span text:style-name="T2">: Any or function, sets a default value for the path. If the value is a function, the return value of the function is used as the default.</text:span></text:p>
        </text:list-item>
        <text:list-item>
          <text:p text:style-name="P17"><text:span text:style-name="Source_20_Text"><text:span text:style-name="T7">select</text:span></text:span><text:span text:style-name="T2">: boolean, specifies default </text:span><text:a xlink:type="simple" xlink:href="https://docs.mongodb.com/manual/tutorial/project-fields-from-query-results/" text:style-name="Internet_20_link" text:visited-style-name="Visited_20_Internet_20_Link"><text:span text:style-name="T4">projections</text:span></text:a><text:span text:style-name="T2"> for queries</text:span></text:p>
        </text:list-item>
        <text:list-item>
          <text:p text:style-name="P17"><text:span text:style-name="Source_20_Text"><text:span text:style-name="T7">validate</text:span></text:span><text:span text:style-name="T2">: function, adds a </text:span><text:a xlink:type="simple" xlink:href="https://mongoosejs.com/docs/validation.html#built-in-validators" text:style-name="Internet_20_link" text:visited-style-name="Visited_20_Internet_20_Link"><text:span text:style-name="T4">validator function</text:span></text:a><text:span text:style-name="T2"> for this property</text:span></text:p>
        </text:list-item>
        <text:list-item>
          <text:p text:style-name="P17"><text:span text:style-name="Source_20_Text"><text:span text:style-name="T7">get</text:span></text:span><text:span text:style-name="T2">: function, defines a custom getter for this property using </text:span><text:a xlink:type="simple" xlink:href="https://developer.mozilla.org/en-US/docs/Web/JavaScript/Reference/Global_Objects/Object/defineProperty" text:style-name="Internet_20_link" text:visited-style-name="Visited_20_Internet_20_Link"><text:span text:style-name="Source_20_Text"><text:span text:style-name="T6">Object.defineProperty()</text:span></text:span></text:a><text:span text:style-name="T2">.</text:span></text:p>
        </text:list-item>
        <text:list-item>
          <text:p text:style-name="P17"><text:span text:style-name="Source_20_Text"><text:span text:style-name="T7">set</text:span></text:span><text:span text:style-name="T2">: function, defines a custom setter for this property using </text:span><text:a xlink:type="simple" xlink:href="https://developer.mozilla.org/en-US/docs/Web/JavaScript/Reference/Global_Objects/Object/defineProperty" text:style-name="Internet_20_link" text:visited-style-name="Visited_20_Internet_20_Link"><text:span text:style-name="Source_20_Text"><text:span text:style-name="T6">Object.defineProperty()</text:span></text:span></text:a><text:span text:style-name="T2">.</text:span></text:p>
        </text:list-item>
        <text:list-item>
          <text:p text:style-name="P17"><text:span text:style-name="Source_20_Text"><text:span text:style-name="T7">alias</text:span></text:span><text:span text:style-name="T2">: string, mongoose &gt;= 4.10.0 only. Defines a </text:span><text:a xlink:type="simple" xlink:href="https://mongoosejs.com/docs/guide.html#virtuals" text:style-name="Internet_20_link" text:visited-style-name="Visited_20_Internet_20_Link"><text:span text:style-name="T4">virtual</text:span></text:a><text:span text:style-name="T2"> with the given name that gets/sets this path.</text:span></text:p>
        </text:list-item>
        <text:list-item>
          <text:p text:style-name="P4"><text:span text:style-name="Source_20_Text"><text:span text:style-name="T7">immutable</text:span></text:span><text:span text:style-name="T2">: boolean, defines path as immutable. Mongoose prevents you from changing immutable paths unless the parent document has </text:span><text:span text:style-name="Source_20_Text"><text:span text:style-name="T7">isNew: true</text:span></text:span><text:span text:style-name="T2">.</text:span></text:p>
        </text:list-item>
      </text:list>
      <text:p text:style-name="P27"><text:span text:style-name="Source_20_Text"><text:span text:style-name="T8">var</text:span></text:span><text:span text:style-name="Source_20_Text"><text:span text:style-name="T10"> number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integerOnly: {</text:span></text:span></text:p>
      <text:p text:style-name="P28"><text:span text:style-name="Source_20_Text"><text:span text:style-name="T11"><text:s text:c="4"/></text:span></text:span><text:span text:style-name="Source_20_Text"><text:span text:style-name="T10">type: </text:span></text:span><text:span text:style-name="Source_20_Text"><text:span text:style-name="T12">Number</text:span></text:span><text:span text:style-name="Source_20_Text"><text:span text:style-name="T10">,</text:span></text:span></text:p>
      <text:p text:style-name="P28"><text:span text:style-name="Source_20_Text"><text:span text:style-name="T11"><text:s text:c="4"/></text:span></text:span><text:span text:style-name="Source_20_Text"><text:span text:style-name="T10">get: v =&gt; </text:span></text:span><text:span text:style-name="Source_20_Text"><text:span text:style-name="T12">Math</text:span></text:span><text:span text:style-name="Source_20_Text"><text:span text:style-name="T10">.round(v),</text:span></text:span></text:p>
      <text:p text:style-name="P28"><text:soft-page-break/><text:span text:style-name="Source_20_Text"><text:span text:style-name="T11"><text:s text:c="4"/></text:span></text:span><text:span text:style-name="Source_20_Text"><text:span text:style-name="T10">set: v =&gt; </text:span></text:span><text:span text:style-name="Source_20_Text"><text:span text:style-name="T12">Math</text:span></text:span><text:span text:style-name="Source_20_Text"><text:span text:style-name="T10">.round(v),</text:span></text:span></text:p>
      <text:p text:style-name="P28"><text:span text:style-name="Source_20_Text"><text:span text:style-name="T11"><text:s text:c="4"/></text:span></text:span><text:span text:style-name="Source_20_Text"><text:span text:style-name="T10">alias: </text:span></text:span><text:span text:style-name="Source_20_Text"><text:span text:style-name="T13">'i'</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28"/>
      <text:p text:style-name="P28"><text:span text:style-name="Source_20_Text"><text:span text:style-name="T8">var</text:span></text:span><text:span text:style-name="Source_20_Text"><text:span text:style-name="T10"> </text:span></text:span><text:span text:style-name="Source_20_Text"><text:span text:style-name="T12">Number</text:span></text:span><text:span text:style-name="Source_20_Text"><text:span text:style-name="T10"> = mongoose.model(</text:span></text:span><text:span text:style-name="Source_20_Text"><text:span text:style-name="T13">'Number'</text:span></text:span><text:span text:style-name="Source_20_Text"><text:span text:style-name="T10">, numberSchema);</text:span></text:span></text:p>
      <text:p text:style-name="P28"/>
      <text:p text:style-name="P28"><text:span text:style-name="Source_20_Text"><text:span text:style-name="T8">var</text:span></text:span><text:span text:style-name="Source_20_Text"><text:span text:style-name="T10"> doc = </text:span></text:span><text:span text:style-name="Source_20_Text"><text:span text:style-name="T8">new</text:span></text:span><text:span text:style-name="Source_20_Text"><text:span text:style-name="T10"> </text:span></text:span><text:span text:style-name="Source_20_Text"><text:span text:style-name="T12">Number</text:span></text:span><text:span text:style-name="Source_20_Text"><text:span text:style-name="T10">();</text:span></text:span></text:p>
      <text:p text:style-name="P28"><text:span text:style-name="Source_20_Text"><text:span text:style-name="T10">doc.integerOnly = </text:span></text:span><text:span text:style-name="Source_20_Text"><text:span text:style-name="T16">2.001</text:span></text:span><text:span text:style-name="Source_20_Text"><text:span text:style-name="T10">;</text:span></text:span></text:p>
      <text:p text:style-name="P28"><text:span text:style-name="Source_20_Text"><text:span text:style-name="T10">doc.integerOnly; </text:span></text:span><text:span text:style-name="Source_20_Text"><text:span text:style-name="T14">// 2</text:span></text:span></text:p>
      <text:p text:style-name="P28"><text:span text:style-name="Source_20_Text"><text:span text:style-name="T10">doc.i; </text:span></text:span><text:span text:style-name="Source_20_Text"><text:span text:style-name="T14">// 2</text:span></text:span></text:p>
      <text:p text:style-name="P28"><text:span text:style-name="Source_20_Text"><text:span text:style-name="T10">doc.i = </text:span></text:span><text:span text:style-name="Source_20_Text"><text:span text:style-name="T16">3.001</text:span></text:span><text:span text:style-name="Source_20_Text"><text:span text:style-name="T10">;</text:span></text:span></text:p>
      <text:p text:style-name="P28"><text:span text:style-name="Source_20_Text"><text:span text:style-name="T10">doc.integerOnly; </text:span></text:span><text:span text:style-name="Source_20_Text"><text:span text:style-name="T14">// 3</text:span></text:span></text:p>
      <text:p text:style-name="P28"><text:span text:style-name="Source_20_Text"><text:span text:style-name="T10">doc.i; </text:span></text:span><text:span text:style-name="Source_20_Text"><text:span text:style-name="T14">// 3</text:span></text:span></text:p>
      <text:h text:style-name="P25" text:outline-level="5">Indexes</text:h>
      <text:p text:style-name="P12"><text:span text:style-name="T2">You can also define </text:span><text:a xlink:type="simple" xlink:href="https://docs.mongodb.com/manual/indexes/" text:style-name="Internet_20_link" text:visited-style-name="Visited_20_Internet_20_Link"><text:span text:style-name="T4">MongoDB indexes</text:span></text:a><text:span text:style-name="T2"> using schema type options.</text:span></text:p>
      <text:list xml:id="list2675810569" text:style-name="L5">
        <text:list-item>
          <text:p text:style-name="P18"><text:span text:style-name="Source_20_Text"><text:span text:style-name="T7">index</text:span></text:span><text:span text:style-name="T2">: boolean, whether to define an </text:span><text:a xlink:type="simple" xlink:href="https://docs.mongodb.com/manual/indexes/" text:style-name="Internet_20_link" text:visited-style-name="Visited_20_Internet_20_Link"><text:span text:style-name="T4">index</text:span></text:a><text:span text:style-name="T2"> on this property.</text:span></text:p>
        </text:list-item>
        <text:list-item>
          <text:p text:style-name="P18"><text:span text:style-name="Source_20_Text"><text:span text:style-name="T7">unique</text:span></text:span><text:span text:style-name="T2">: boolean, whether to define a </text:span><text:a xlink:type="simple" xlink:href="https://docs.mongodb.com/manual/core/index-unique/" text:style-name="Internet_20_link" text:visited-style-name="Visited_20_Internet_20_Link"><text:span text:style-name="T4">unique index</text:span></text:a><text:span text:style-name="T2"> on this property.</text:span></text:p>
        </text:list-item>
        <text:list-item>
          <text:p text:style-name="P5"><text:span text:style-name="Source_20_Text"><text:span text:style-name="T7">sparse</text:span></text:span><text:span text:style-name="T2">: boolean, whether to define a </text:span><text:a xlink:type="simple" xlink:href="https://docs.mongodb.com/manual/core/index-sparse/" text:style-name="Internet_20_link" text:visited-style-name="Visited_20_Internet_20_Link"><text:span text:style-name="T4">sparse index</text:span></text:a><text:span text:style-name="T2"> on this property.</text:span></text:p>
        </text:list-item>
      </text:list>
      <text:p text:style-name="P27"><text:span text:style-name="Source_20_Text"><text:span text:style-name="T8">var</text:span></text:span><text:span text:style-name="Source_20_Text"><text:span text:style-name="T10"> schema2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test: {</text:span></text:span></text:p>
      <text:p text:style-name="P28"><text:span text:style-name="Source_20_Text"><text:span text:style-name="T11"><text:s text:c="4"/></text:span></text:span><text:span text:style-name="Source_20_Text"><text:span text:style-name="T10">type: </text:span></text:span><text:span text:style-name="Source_20_Text"><text:span text:style-name="T12">String</text:span></text:span><text:span text:style-name="Source_20_Text"><text:span text:style-name="T10">,</text:span></text:span></text:p>
      <text:p text:style-name="P28"><text:span text:style-name="Source_20_Text"><text:span text:style-name="T11"><text:s text:c="4"/></text:span></text:span><text:span text:style-name="Source_20_Text"><text:span text:style-name="T10">index: true,</text:span></text:span></text:p>
      <text:p text:style-name="P28"><text:soft-page-break/><text:span text:style-name="Source_20_Text"><text:span text:style-name="T11"><text:s text:c="4"/></text:span></text:span><text:span text:style-name="Source_20_Text"><text:span text:style-name="T10">unique: true </text:span></text:span><text:span text:style-name="Source_20_Text"><text:span text:style-name="T14">// Unique index. If you specify `unique: true`</text:span></text:span></text:p>
      <text:p text:style-name="P28"><text:span text:style-name="Source_20_Text"><text:span text:style-name="T11"><text:s text:c="4"/></text:span></text:span><text:span text:style-name="Source_20_Text"><text:span text:style-name="T14">// specifying `index: true` is optional if you do `unique: true`</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h text:style-name="P25" text:outline-level="5"><text:bookmark text:name="string-validators"/>String</text:h>
      <text:list xml:id="list1618817856" text:style-name="L6">
        <text:list-item>
          <text:p text:style-name="P19"><text:span text:style-name="Source_20_Text"><text:span text:style-name="T7">lowercase</text:span></text:span><text:span text:style-name="T2">: boolean, whether to always call </text:span><text:span text:style-name="Source_20_Text"><text:span text:style-name="T7">.toLowerCase()</text:span></text:span><text:span text:style-name="T2"> on the value</text:span></text:p>
        </text:list-item>
        <text:list-item>
          <text:p text:style-name="P19"><text:span text:style-name="Source_20_Text"><text:span text:style-name="T7">uppercase</text:span></text:span><text:span text:style-name="T2">: boolean, whether to always call </text:span><text:span text:style-name="Source_20_Text"><text:span text:style-name="T7">.toUpperCase()</text:span></text:span><text:span text:style-name="T2"> on the value</text:span></text:p>
        </text:list-item>
        <text:list-item>
          <text:p text:style-name="P19"><text:span text:style-name="Source_20_Text"><text:span text:style-name="T7">trim</text:span></text:span><text:span text:style-name="T2">: boolean, whether to always call </text:span><text:span text:style-name="Source_20_Text"><text:span text:style-name="T7">.trim()</text:span></text:span><text:span text:style-name="T2"> on the value</text:span></text:p>
        </text:list-item>
        <text:list-item>
          <text:p text:style-name="P19"><text:span text:style-name="Source_20_Text"><text:span text:style-name="T7">match</text:span></text:span><text:span text:style-name="T2">: RegExp, creates a </text:span><text:a xlink:type="simple" xlink:href="https://mongoosejs.com/docs/validation.html" text:style-name="Internet_20_link" text:visited-style-name="Visited_20_Internet_20_Link"><text:span text:style-name="T4">validator</text:span></text:a><text:span text:style-name="T2"> that checks if the value matches the given regular expression</text:span></text:p>
        </text:list-item>
        <text:list-item>
          <text:p text:style-name="P19"><text:span text:style-name="Source_20_Text"><text:span text:style-name="T7">enum</text:span></text:span><text:span text:style-name="T2">: Array, creates a </text:span><text:a xlink:type="simple" xlink:href="https://mongoosejs.com/docs/validation.html" text:style-name="Internet_20_link" text:visited-style-name="Visited_20_Internet_20_Link"><text:span text:style-name="T4">validator</text:span></text:a><text:span text:style-name="T2"> that checks if the value is in the given array.</text:span></text:p>
        </text:list-item>
        <text:list-item>
          <text:p text:style-name="P19"><text:span text:style-name="Source_20_Text"><text:span text:style-name="T7">minlength</text:span></text:span><text:span text:style-name="T2">: Number, creates a </text:span><text:a xlink:type="simple" xlink:href="https://mongoosejs.com/docs/validation.html" text:style-name="Internet_20_link" text:visited-style-name="Visited_20_Internet_20_Link"><text:span text:style-name="T4">validator</text:span></text:a><text:span text:style-name="T2"> that checks if the value length is not less than the given number</text:span></text:p>
        </text:list-item>
        <text:list-item>
          <text:p text:style-name="P6"><text:span text:style-name="Source_20_Text"><text:span text:style-name="T7">maxlength</text:span></text:span><text:span text:style-name="T2">: Number, creates a </text:span><text:a xlink:type="simple" xlink:href="https://mongoosejs.com/docs/validation.html" text:style-name="Internet_20_link" text:visited-style-name="Visited_20_Internet_20_Link"><text:span text:style-name="T4">validator</text:span></text:a><text:span text:style-name="T2"> that checks if the value length is not greater than the given number</text:span></text:p>
        </text:list-item>
      </text:list>
      <text:h text:style-name="P25" text:outline-level="5"><text:bookmark text:name="number-validators"/>Number</text:h>
      <text:list xml:id="list3707417101" text:style-name="L7">
        <text:list-item>
          <text:p text:style-name="P20"><text:span text:style-name="Source_20_Text"><text:span text:style-name="T7">min</text:span></text:span><text:span text:style-name="T2">: Number, creates a </text:span><text:a xlink:type="simple" xlink:href="https://mongoosejs.com/docs/validation.html" text:style-name="Internet_20_link" text:visited-style-name="Visited_20_Internet_20_Link"><text:span text:style-name="T4">validator</text:span></text:a><text:span text:style-name="T2"> that checks if the value is greater than or equal to the given minimum.</text:span></text:p>
        </text:list-item>
        <text:list-item>
          <text:p text:style-name="P20"><text:span text:style-name="Source_20_Text"><text:span text:style-name="T7">max</text:span></text:span><text:span text:style-name="T2">: Number, creates a </text:span><text:a xlink:type="simple" xlink:href="https://mongoosejs.com/docs/validation.html" text:style-name="Internet_20_link" text:visited-style-name="Visited_20_Internet_20_Link"><text:span text:style-name="T4">validator</text:span></text:a><text:span text:style-name="T2"> that checks if the value is less than or equal to the given maximum.</text:span></text:p>
        </text:list-item>
        <text:list-item>
          <text:p text:style-name="P7"><text:span text:style-name="Source_20_Text"><text:span text:style-name="T7">enum</text:span></text:span><text:span text:style-name="T2">: Array, creates a </text:span><text:a xlink:type="simple" xlink:href="https://mongoosejs.com/docs/validation.html" text:style-name="Internet_20_link" text:visited-style-name="Visited_20_Internet_20_Link"><text:span text:style-name="T4">validator</text:span></text:a><text:span text:style-name="T2"> that checks if the value is strictly equal to one of the values in the given array.</text:span></text:p>
        </text:list-item>
      </text:list>
      <text:h text:style-name="P25" text:outline-level="5">Date</text:h>
      <text:list xml:id="list1243314430" text:style-name="L8">
        <text:list-item>
          <text:p text:style-name="P21"><text:span text:style-name="Source_20_Text"><text:span text:style-name="T7">min</text:span></text:span><text:span text:style-name="T2">: Date</text:span></text:p>
        </text:list-item>
        <text:list-item>
          <text:p text:style-name="P8"><text:span text:style-name="Source_20_Text"><text:span text:style-name="T7">max</text:span></text:span><text:span text:style-name="T2">: Date</text:span></text:p>
        </text:list-item>
      </text:list>
      <text:h text:style-name="P26" text:outline-level="3"><text:bookmark text:name="usage-notes"/><text:a xlink:type="simple" xlink:href="https://mongoosejs.com/docs/schematypes.html#usage-notes" text:style-name="Internet_20_link" text:visited-style-name="Visited_20_Internet_20_Link"><text:span text:style-name="T1">Usage Notes</text:span></text:a></text:h>
      <text:h text:style-name="P29" text:outline-level="4"><text:bookmark text:name="strings"/>String</text:h>
      <text:p text:style-name="P12"><text:span text:style-name="T2">To declare a path as a string, you may use either the </text:span><text:span text:style-name="Source_20_Text"><text:span text:style-name="T7">String</text:span></text:span><text:span text:style-name="T2"> global constructor or the string </text:span><text:span text:style-name="Source_20_Text"><text:span text:style-name="T7">'String'</text:span></text:span><text:span text:style-name="T2">.</text:span></text:p>
      <text:p text:style-name="P27"><text:soft-page-break/><text:span text:style-name="Source_20_Text"><text:span text:style-name="T8">const</text:span></text:span><text:span text:style-name="Source_20_Text"><text:span text:style-name="T10"> schema1 = </text:span></text:span><text:span text:style-name="Source_20_Text"><text:span text:style-name="T8">new</text:span></text:span><text:span text:style-name="Source_20_Text"><text:span text:style-name="T10"> Schema({ name: </text:span></text:span><text:span text:style-name="Source_20_Text"><text:span text:style-name="T12">String</text:span></text:span><text:span text:style-name="Source_20_Text"><text:span text:style-name="T10"> }); </text:span></text:span><text:span text:style-name="Source_20_Text"><text:span text:style-name="T14">// name will be cast to string</text:span></text:span></text:p>
      <text:p text:style-name="P28"><text:span text:style-name="Source_20_Text"><text:span text:style-name="T8">const</text:span></text:span><text:span text:style-name="Source_20_Text"><text:span text:style-name="T10"> schema2 = </text:span></text:span><text:span text:style-name="Source_20_Text"><text:span text:style-name="T8">new</text:span></text:span><text:span text:style-name="Source_20_Text"><text:span text:style-name="T10"> Schema({ name: </text:span></text:span><text:span text:style-name="Source_20_Text"><text:span text:style-name="T13">'String'</text:span></text:span><text:span text:style-name="Source_20_Text"><text:span text:style-name="T10"> }); </text:span></text:span><text:span text:style-name="Source_20_Text"><text:span text:style-name="T14">// Equivalent</text:span></text:span></text:p>
      <text:p text:style-name="P28"/>
      <text:p text:style-name="P28"><text:span text:style-name="Source_20_Text"><text:span text:style-name="T8">const</text:span></text:span><text:span text:style-name="Source_20_Text"><text:span text:style-name="T10"> Person = mongoose.model(</text:span></text:span><text:span text:style-name="Source_20_Text"><text:span text:style-name="T13">'Person'</text:span></text:span><text:span text:style-name="Source_20_Text"><text:span text:style-name="T10">, schema2);</text:span></text:span></text:p>
      <text:p text:style-name="P12"><text:span text:style-name="T2">If you pass an element that has a </text:span><text:span text:style-name="Source_20_Text"><text:span text:style-name="T7">toString()</text:span></text:span><text:span text:style-name="T2"> function, Mongoose will call it, unless the element is an array or the </text:span><text:span text:style-name="Source_20_Text"><text:span text:style-name="T7">toString()</text:span></text:span><text:span text:style-name="T2"> function is strictly equal to </text:span><text:span text:style-name="Source_20_Text"><text:span text:style-name="T7">Object.prototype.toString()</text:span></text:span><text:span text:style-name="T2">.</text:span></text:p>
      <text:p text:style-name="P27"><text:span text:style-name="Source_20_Text"><text:span text:style-name="T8">new</text:span></text:span><text:span text:style-name="Source_20_Text"><text:span text:style-name="T10"> Person({ name: </text:span></text:span><text:span text:style-name="Source_20_Text"><text:span text:style-name="T16">42</text:span></text:span><text:span text:style-name="Source_20_Text"><text:span text:style-name="T10"> }).name; </text:span></text:span><text:span text:style-name="Source_20_Text"><text:span text:style-name="T14">// "42" as a string</text:span></text:span></text:p>
      <text:p text:style-name="P28"><text:span text:style-name="Source_20_Text"><text:span text:style-name="T8">new</text:span></text:span><text:span text:style-name="Source_20_Text"><text:span text:style-name="T10"> Person({ name: { toString: () =&gt; </text:span></text:span><text:span text:style-name="Source_20_Text"><text:span text:style-name="T16">42</text:span></text:span><text:span text:style-name="Source_20_Text"><text:span text:style-name="T10"> } }).name; </text:span></text:span><text:span text:style-name="Source_20_Text"><text:span text:style-name="T14">// "42" as a string</text:span></text:span></text:p>
      <text:p text:style-name="P28"/>
      <text:p text:style-name="P28"><text:span text:style-name="Source_20_Text"><text:span text:style-name="T14">// "undefined", will get a cast error if you `save()` this document</text:span></text:span></text:p>
      <text:p text:style-name="P28"><text:span text:style-name="Source_20_Text"><text:span text:style-name="T8">new</text:span></text:span><text:span text:style-name="Source_20_Text"><text:span text:style-name="T10"> Person({ name: { foo: </text:span></text:span><text:span text:style-name="Source_20_Text"><text:span text:style-name="T16">42</text:span></text:span><text:span text:style-name="Source_20_Text"><text:span text:style-name="T10"> } }).name;</text:span></text:span></text:p>
      <text:h text:style-name="P29" text:outline-level="4"><text:bookmark text:name="numbers"/>Number</text:h>
      <text:p text:style-name="P12"><text:span text:style-name="T2">To declare a path as a number, you may use either the </text:span><text:span text:style-name="Source_20_Text"><text:span text:style-name="T7">Number</text:span></text:span><text:span text:style-name="T2"> global constructor or the string </text:span><text:span text:style-name="Source_20_Text"><text:span text:style-name="T7">'Number'</text:span></text:span><text:span text:style-name="T2">.</text:span></text:p>
      <text:p text:style-name="P27"><text:span text:style-name="Source_20_Text"><text:span text:style-name="T8">const</text:span></text:span><text:span text:style-name="Source_20_Text"><text:span text:style-name="T10"> schema1 = </text:span></text:span><text:span text:style-name="Source_20_Text"><text:span text:style-name="T8">new</text:span></text:span><text:span text:style-name="Source_20_Text"><text:span text:style-name="T10"> Schema({ age: </text:span></text:span><text:span text:style-name="Source_20_Text"><text:span text:style-name="T12">Number</text:span></text:span><text:span text:style-name="Source_20_Text"><text:span text:style-name="T10"> }); </text:span></text:span><text:span text:style-name="Source_20_Text"><text:span text:style-name="T14">// age will be cast to a Number</text:span></text:span></text:p>
      <text:p text:style-name="P28"><text:span text:style-name="Source_20_Text"><text:span text:style-name="T8">const</text:span></text:span><text:span text:style-name="Source_20_Text"><text:span text:style-name="T10"> schema2 = </text:span></text:span><text:span text:style-name="Source_20_Text"><text:span text:style-name="T8">new</text:span></text:span><text:span text:style-name="Source_20_Text"><text:span text:style-name="T10"> Schema({ age: </text:span></text:span><text:span text:style-name="Source_20_Text"><text:span text:style-name="T13">'Number'</text:span></text:span><text:span text:style-name="Source_20_Text"><text:span text:style-name="T10"> }); </text:span></text:span><text:span text:style-name="Source_20_Text"><text:span text:style-name="T14">// Equivalent</text:span></text:span></text:p>
      <text:p text:style-name="P28"/>
      <text:p text:style-name="P28"><text:span text:style-name="Source_20_Text"><text:span text:style-name="T8">const</text:span></text:span><text:span text:style-name="Source_20_Text"><text:span text:style-name="T10"> Car = mongoose.model(</text:span></text:span><text:span text:style-name="Source_20_Text"><text:span text:style-name="T13">'Car'</text:span></text:span><text:span text:style-name="Source_20_Text"><text:span text:style-name="T10">, schema2);</text:span></text:span></text:p>
      <text:p text:style-name="P13">There are several types of values that will be successfully cast to a Number.</text:p>
      <text:p text:style-name="P27"><text:span text:style-name="Source_20_Text"><text:span text:style-name="T8">new</text:span></text:span><text:span text:style-name="Source_20_Text"><text:span text:style-name="T10"> Car({ age: </text:span></text:span><text:span text:style-name="Source_20_Text"><text:span text:style-name="T13">'15'</text:span></text:span><text:span text:style-name="Source_20_Text"><text:span text:style-name="T10"> }).age; </text:span></text:span><text:span text:style-name="Source_20_Text"><text:span text:style-name="T14">// 15 as a Number</text:span></text:span></text:p>
      <text:p text:style-name="P28"><text:span text:style-name="Source_20_Text"><text:span text:style-name="T8">new</text:span></text:span><text:span text:style-name="Source_20_Text"><text:span text:style-name="T10"> Car({ age: true }).age; </text:span></text:span><text:span text:style-name="Source_20_Text"><text:span text:style-name="T14">// 1 as a Number</text:span></text:span></text:p>
      <text:p text:style-name="P28"><text:soft-page-break/><text:span text:style-name="Source_20_Text"><text:span text:style-name="T8">new</text:span></text:span><text:span text:style-name="Source_20_Text"><text:span text:style-name="T10"> Car({ age: false }).age; </text:span></text:span><text:span text:style-name="Source_20_Text"><text:span text:style-name="T14">// 0 as a Number</text:span></text:span></text:p>
      <text:p text:style-name="P28"><text:span text:style-name="Source_20_Text"><text:span text:style-name="T8">new</text:span></text:span><text:span text:style-name="Source_20_Text"><text:span text:style-name="T10"> Car({ age: { valueOf: () =&gt; </text:span></text:span><text:span text:style-name="Source_20_Text"><text:span text:style-name="T16">83</text:span></text:span><text:span text:style-name="Source_20_Text"><text:span text:style-name="T10"> } }).age; </text:span></text:span><text:span text:style-name="Source_20_Text"><text:span text:style-name="T14">// 83 as a Number</text:span></text:span></text:p>
      <text:p text:style-name="P12"><text:span text:style-name="T2">If you pass an object with a </text:span><text:span text:style-name="Source_20_Text"><text:span text:style-name="T7">valueOf()</text:span></text:span><text:span text:style-name="T2"> function that returns a Number, Mongoose will call it and assign the returned value to the path.</text:span></text:p>
      <text:p text:style-name="P12"><text:span text:style-name="T2">The values </text:span><text:span text:style-name="Source_20_Text"><text:span text:style-name="T7">null</text:span></text:span><text:span text:style-name="T2"> and </text:span><text:span text:style-name="Source_20_Text"><text:span text:style-name="T7">undefined</text:span></text:span><text:span text:style-name="T2"> are not cast.</text:span></text:p>
      <text:p text:style-name="P12"><text:span text:style-name="T2">NaN, strings that cast to NaN, arrays, and objects that don't have a </text:span><text:span text:style-name="Source_20_Text"><text:span text:style-name="T7">valueOf()</text:span></text:span><text:span text:style-name="T2"> function will all result in a </text:span><text:a xlink:type="simple" xlink:href="https://mongoosejs.com/docs/validation.html#cast-errors" text:style-name="Internet_20_link" text:visited-style-name="Visited_20_Internet_20_Link"><text:span text:style-name="T4">CastError</text:span></text:a><text:span text:style-name="T2"> once validated, meaning that it will not throw on initialization, only when validated.</text:span></text:p>
      <text:h text:style-name="P29" text:outline-level="4"><text:bookmark text:name="dates"/>Dates</text:h>
      <text:p text:style-name="P12"><text:a xlink:type="simple" xlink:href="https://developer.mozilla.org/en-US/docs/Web/JavaScript/Reference/Global_Objects/Date" text:style-name="Internet_20_link" text:visited-style-name="Visited_20_Internet_20_Link"><text:span text:style-name="T4">Built-in </text:span></text:a><text:a xlink:type="simple" xlink:href="https://developer.mozilla.org/en-US/docs/Web/JavaScript/Reference/Global_Objects/Date" text:style-name="Internet_20_link" text:visited-style-name="Visited_20_Internet_20_Link"><text:span text:style-name="Source_20_Text"><text:span text:style-name="T6">Date</text:span></text:span></text:a><text:a xlink:type="simple" xlink:href="https://developer.mozilla.org/en-US/docs/Web/JavaScript/Reference/Global_Objects/Date" text:style-name="Internet_20_link" text:visited-style-name="Visited_20_Internet_20_Link"><text:span text:style-name="T4"> methods</text:span></text:a><text:span text:style-name="T2"> are </text:span><text:a xlink:type="simple" xlink:href="https://github.com/Automattic/mongoose/issues/1598" text:style-name="Internet_20_link" text:visited-style-name="Visited_20_Internet_20_Link"><text:span text:style-name="Strong_20_Emphasis"><text:span text:style-name="T5">not</text:span></text:span></text:a><text:a xlink:type="simple" xlink:href="https://github.com/Automattic/mongoose/issues/1598" text:style-name="Internet_20_link" text:visited-style-name="Visited_20_Internet_20_Link"><text:span text:style-name="T4"> hooked into</text:span></text:a><text:span text:style-name="T2"> the mongoose change tracking logic which in English means that if you use a </text:span><text:span text:style-name="Source_20_Text"><text:span text:style-name="T7">Date</text:span></text:span><text:span text:style-name="T2"> in your document and modify it with a method like </text:span><text:span text:style-name="Source_20_Text"><text:span text:style-name="T7">setMonth()</text:span></text:span><text:span text:style-name="T2">, mongoose will be unaware of this change and </text:span><text:span text:style-name="Source_20_Text"><text:span text:style-name="T7">doc.save()</text:span></text:span><text:span text:style-name="T2"> will not persist this modification. If you must modify </text:span><text:span text:style-name="Source_20_Text"><text:span text:style-name="T7">Date</text:span></text:span><text:span text:style-name="T2"> types using built-in methods, tell mongoose about the change with </text:span><text:span text:style-name="Source_20_Text"><text:span text:style-name="T7">doc.markModified('pathToYourDate')</text:span></text:span><text:span text:style-name="T2"> before saving.</text:span></text:p>
      <text:p text:style-name="P27"><text:span text:style-name="Source_20_Text"><text:span text:style-name="T8">var</text:span></text:span><text:span text:style-name="Source_20_Text"><text:span text:style-name="T10"> Assignment = mongoose.model(</text:span></text:span><text:span text:style-name="Source_20_Text"><text:span text:style-name="T13">'Assignment'</text:span></text:span><text:span text:style-name="Source_20_Text"><text:span text:style-name="T10">, { dueDate: </text:span></text:span><text:span text:style-name="Source_20_Text"><text:span text:style-name="T12">Date</text:span></text:span><text:span text:style-name="Source_20_Text"><text:span text:style-name="T10"> });</text:span></text:span></text:p>
      <text:p text:style-name="P28"><text:span text:style-name="Source_20_Text"><text:span text:style-name="T10">Assignment.findOne(</text:span></text:span><text:span text:style-name="Source_20_Text"><text:span text:style-name="T8">function</text:span></text:span><text:span text:style-name="Source_20_Text"><text:span text:style-name="T10"> (err, doc) {</text:span></text:span></text:p>
      <text:p text:style-name="P28"><text:span text:style-name="Source_20_Text"><text:span text:style-name="T11"><text:s text:c="2"/></text:span></text:span><text:span text:style-name="Source_20_Text"><text:span text:style-name="T10">doc.dueDate.setMonth(</text:span></text:span><text:span text:style-name="Source_20_Text"><text:span text:style-name="T16">3</text:span></text:span><text:span text:style-name="Source_20_Text"><text:span text:style-name="T10">);</text:span></text:span></text:p>
      <text:p text:style-name="P28"><text:span text:style-name="Source_20_Text"><text:span text:style-name="T11"><text:s text:c="2"/></text:span></text:span><text:span text:style-name="Source_20_Text"><text:span text:style-name="T10">doc.save(callback); </text:span></text:span><text:span text:style-name="Source_20_Text"><text:span text:style-name="T14">// THIS DOES NOT SAVE YOUR CHANGE</text:span></text:span></text:p>
      <text:p text:style-name="P28"/>
      <text:p text:style-name="P28"><text:span text:style-name="Source_20_Text"><text:span text:style-name="T11"><text:s text:c="2"/></text:span></text:span><text:span text:style-name="Source_20_Text"><text:span text:style-name="T10">doc.markModified(</text:span></text:span><text:span text:style-name="Source_20_Text"><text:span text:style-name="T13">'dueDate'</text:span></text:span><text:span text:style-name="Source_20_Text"><text:span text:style-name="T10">);</text:span></text:span></text:p>
      <text:p text:style-name="P28"><text:span text:style-name="Source_20_Text"><text:span text:style-name="T11"><text:s text:c="2"/></text:span></text:span><text:span text:style-name="Source_20_Text"><text:span text:style-name="T10">doc.save(callback); </text:span></text:span><text:span text:style-name="Source_20_Text"><text:span text:style-name="T14">// works</text:span></text:span></text:p>
      <text:p text:style-name="P28"><text:span text:style-name="Source_20_Text"><text:span text:style-name="T10">})</text:span></text:span></text:p>
      <text:h text:style-name="P29" text:outline-level="4"><text:bookmark text:name="buffers"/>Buffer</text:h>
      <text:p text:style-name="P12"><text:span text:style-name="T2">To declare a path as a Buffer, you may use either the </text:span><text:span text:style-name="Source_20_Text"><text:span text:style-name="T7">Buffer</text:span></text:span><text:span text:style-name="T2"> global constructor or the string </text:span><text:span text:style-name="Source_20_Text"><text:span text:style-name="T7">'Buffer'</text:span></text:span><text:span text:style-name="T2">.</text:span></text:p>
      <text:p text:style-name="P27"><text:soft-page-break/><text:span text:style-name="Source_20_Text"><text:span text:style-name="T8">const</text:span></text:span><text:span text:style-name="Source_20_Text"><text:span text:style-name="T10"> schema1 = </text:span></text:span><text:span text:style-name="Source_20_Text"><text:span text:style-name="T8">new</text:span></text:span><text:span text:style-name="Source_20_Text"><text:span text:style-name="T10"> Schema({ binData: Buffer }); </text:span></text:span><text:span text:style-name="Source_20_Text"><text:span text:style-name="T14">// binData will be cast to a Buffer</text:span></text:span></text:p>
      <text:p text:style-name="P28"><text:span text:style-name="Source_20_Text"><text:span text:style-name="T8">const</text:span></text:span><text:span text:style-name="Source_20_Text"><text:span text:style-name="T10"> schema2 = </text:span></text:span><text:span text:style-name="Source_20_Text"><text:span text:style-name="T8">new</text:span></text:span><text:span text:style-name="Source_20_Text"><text:span text:style-name="T10"> Schema({ binData: </text:span></text:span><text:span text:style-name="Source_20_Text"><text:span text:style-name="T13">'Buffer'</text:span></text:span><text:span text:style-name="Source_20_Text"><text:span text:style-name="T10"> }); </text:span></text:span><text:span text:style-name="Source_20_Text"><text:span text:style-name="T14">// Equivalent</text:span></text:span></text:p>
      <text:p text:style-name="P28"/>
      <text:p text:style-name="P28"><text:span text:style-name="Source_20_Text"><text:span text:style-name="T8">const</text:span></text:span><text:span text:style-name="Source_20_Text"><text:span text:style-name="T10"> Data = mongoose.model(</text:span></text:span><text:span text:style-name="Source_20_Text"><text:span text:style-name="T13">'Data'</text:span></text:span><text:span text:style-name="Source_20_Text"><text:span text:style-name="T10">, schema2);</text:span></text:span></text:p>
      <text:p text:style-name="P13">Mongoose will successfully cast the below values to buffers.</text:p>
      <text:p text:style-name="P27"><text:span text:style-name="Source_20_Text"><text:span text:style-name="T8">const</text:span></text:span><text:span text:style-name="Source_20_Text"><text:span text:style-name="T10"> file1 = </text:span></text:span><text:span text:style-name="Source_20_Text"><text:span text:style-name="T8">new</text:span></text:span><text:span text:style-name="Source_20_Text"><text:span text:style-name="T10"> Data({ binData: </text:span></text:span><text:span text:style-name="Source_20_Text"><text:span text:style-name="T13">'test'</text:span></text:span><text:span text:style-name="Source_20_Text"><text:span text:style-name="T10">}); </text:span></text:span><text:span text:style-name="Source_20_Text"><text:span text:style-name="T14">// {"type":"Buffer","data":[116,101,115,116]}</text:span></text:span></text:p>
      <text:p text:style-name="P28"><text:span text:style-name="Source_20_Text"><text:span text:style-name="T8">const</text:span></text:span><text:span text:style-name="Source_20_Text"><text:span text:style-name="T10"> file2 = </text:span></text:span><text:span text:style-name="Source_20_Text"><text:span text:style-name="T8">new</text:span></text:span><text:span text:style-name="Source_20_Text"><text:span text:style-name="T10"> Data({ binData: </text:span></text:span><text:span text:style-name="Source_20_Text"><text:span text:style-name="T16">72987</text:span></text:span><text:span text:style-name="Source_20_Text"><text:span text:style-name="T10"> }); </text:span></text:span><text:span text:style-name="Source_20_Text"><text:span text:style-name="T14">// {"type":"Buffer","data":[27]}</text:span></text:span></text:p>
      <text:p text:style-name="P28"><text:span text:style-name="Source_20_Text"><text:span text:style-name="T8">const</text:span></text:span><text:span text:style-name="Source_20_Text"><text:span text:style-name="T10"> file4 = </text:span></text:span><text:span text:style-name="Source_20_Text"><text:span text:style-name="T8">new</text:span></text:span><text:span text:style-name="Source_20_Text"><text:span text:style-name="T10"> Data({ binData: { type: </text:span></text:span><text:span text:style-name="Source_20_Text"><text:span text:style-name="T13">'Buffer'</text:span></text:span><text:span text:style-name="Source_20_Text"><text:span text:style-name="T10">, data: [</text:span></text:span><text:span text:style-name="Source_20_Text"><text:span text:style-name="T16">1</text:span></text:span><text:span text:style-name="Source_20_Text"><text:span text:style-name="T10">, </text:span></text:span><text:span text:style-name="Source_20_Text"><text:span text:style-name="T16">2</text:span></text:span><text:span text:style-name="Source_20_Text"><text:span text:style-name="T10">, </text:span></text:span><text:span text:style-name="Source_20_Text"><text:span text:style-name="T16">3</text:span></text:span><text:span text:style-name="Source_20_Text"><text:span text:style-name="T10">]}}); </text:span></text:span><text:span text:style-name="Source_20_Text"><text:span text:style-name="T14">// {"type":"Buffer","data":[1,2,3]}</text:span></text:span></text:p>
      <text:h text:style-name="P29" text:outline-level="4"><text:bookmark text:name="mixed"/>Mixed</text:h>
      <text:p text:style-name="P12"><text:span text:style-name="T2">An "anything goes" SchemaType. Mongoose will not do any casting on mixed paths. You can define a mixed path using </text:span><text:span text:style-name="Source_20_Text"><text:span text:style-name="T7">Schema.Types.Mixed</text:span></text:span><text:span text:style-name="T2"> or by passing an empty object literal. The following are equivalent.</text:span></text:p>
      <text:p text:style-name="P27"><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 any: {} });</text:span></text:span></text:p>
      <text:p text:style-name="P28"><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 any: </text:span></text:span><text:span text:style-name="Source_20_Text"><text:span text:style-name="T12">Object</text:span></text:span><text:span text:style-name="Source_20_Text"><text:span text:style-name="T10"> });</text:span></text:span></text:p>
      <text:p text:style-name="P28"><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 any: Schema.Types.Mixed });</text:span></text:span></text:p>
      <text:p text:style-name="P28"><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 any: mongoose.Mixed });</text:span></text:span></text:p>
      <text:p text:style-name="P28"><text:span text:style-name="Source_20_Text"><text:span text:style-name="T14">// Note that by default, if you're using `type`, putting _any_ POJO as the `type` will</text:span></text:span></text:p>
      <text:p text:style-name="P28"><text:span text:style-name="Source_20_Text"><text:span text:style-name="T14">// make the path mixed.</text:span></text:span></text:p>
      <text:p text:style-name="P28"><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any: {</text:span></text:span></text:p>
      <text:p text:style-name="P28"><text:span text:style-name="Source_20_Text"><text:span text:style-name="T11"><text:s text:c="4"/></text:span></text:span><text:span text:style-name="Source_20_Text"><text:span text:style-name="T10">type: { foo: </text:span></text:span><text:span text:style-name="Source_20_Text"><text:span text:style-name="T12">String</text:span></text:span><text:span text:style-name="Source_20_Text"><text:span text:style-name="T10"> }</text:span></text:span></text:p>
      <text:p text:style-name="P28"><text:soft-page-break/><text:span text:style-name="Source_20_Text"><text:span text:style-name="T11"><text:s text:c="2"/></text:span></text:span><text:span text:style-name="Source_20_Text"><text:span text:style-name="T10">} </text:span></text:span><text:span text:style-name="Source_20_Text"><text:span text:style-name="T14">// "any" will be Mixed - everything inside is ignored.</text:span></text:span></text:p>
      <text:p text:style-name="P28"><text:span text:style-name="Source_20_Text"><text:span text:style-name="T10">});</text:span></text:span></text:p>
      <text:p text:style-name="P28"><text:span text:style-name="Source_20_Text"><text:span text:style-name="T14">// However, as of Mongoose 5.8.0, this behavior can be overridden with typePojoToMixed.</text:span></text:span></text:p>
      <text:p text:style-name="P28"><text:span text:style-name="Source_20_Text"><text:span text:style-name="T14">// In that case, it will create a single nested subdocument type instead.</text:span></text:span></text:p>
      <text:p text:style-name="P28"><text:span text:style-name="Source_20_Text"><text:span text:style-name="T8">const</text:span></text:span><text:span text:style-name="Source_20_Text"><text:span text:style-name="T10"> Any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any: {</text:span></text:span></text:p>
      <text:p text:style-name="P28"><text:span text:style-name="Source_20_Text"><text:span text:style-name="T11"><text:s text:c="4"/></text:span></text:span><text:span text:style-name="Source_20_Text"><text:span text:style-name="T10">type: { foo: </text:span></text:span><text:span text:style-name="Source_20_Text"><text:span text:style-name="T12">String</text:span></text:span><text:span text:style-name="Source_20_Text"><text:span text:style-name="T10"> }</text:span></text:span></text:p>
      <text:p text:style-name="P28"><text:span text:style-name="Source_20_Text"><text:span text:style-name="T11"><text:s text:c="2"/></text:span></text:span><text:span text:style-name="Source_20_Text"><text:span text:style-name="T10">} </text:span></text:span><text:span text:style-name="Source_20_Text"><text:span text:style-name="T14">// "any" will be a single nested subdocument.</text:span></text:span></text:p>
      <text:p text:style-name="P28"><text:span text:style-name="Source_20_Text"><text:span text:style-name="T10">}, {typePojoToMixed: false});</text:span></text:span></text:p>
      <text:p text:style-name="P12"><text:span text:style-name="T2">Since Mixed is a schema-less type, you can change the value to anything else you like, but Mongoose loses the ability to auto detect and save those changes. To tell Mongoose that the value of a Mixed type has changed, you need to call </text:span><text:span text:style-name="Source_20_Text"><text:span text:style-name="T7">doc.markModified(path)</text:span></text:span><text:span text:style-name="T2">, passing the path to the Mixed type you just changed.</text:span></text:p>
      <text:p text:style-name="P12"><text:span text:style-name="T2">To avoid these side-effects, a </text:span><text:a xlink:type="simple" xlink:href="https://mongoosejs.com/docs/subdocs.html" text:style-name="Internet_20_link" text:visited-style-name="Visited_20_Internet_20_Link"><text:span text:style-name="T4">Subdocument</text:span></text:a><text:span text:style-name="T2"> path may be used instead.</text:span></text:p>
      <text:p text:style-name="P27"><text:span text:style-name="Source_20_Text"><text:span text:style-name="T10">person.anything = { x: [</text:span></text:span><text:span text:style-name="Source_20_Text"><text:span text:style-name="T16">3</text:span></text:span><text:span text:style-name="Source_20_Text"><text:span text:style-name="T10">, </text:span></text:span><text:span text:style-name="Source_20_Text"><text:span text:style-name="T16">4</text:span></text:span><text:span text:style-name="Source_20_Text"><text:span text:style-name="T10">, { y: </text:span></text:span><text:span text:style-name="Source_20_Text"><text:span text:style-name="T13">"changed"</text:span></text:span><text:span text:style-name="Source_20_Text"><text:span text:style-name="T10"> }] };</text:span></text:span></text:p>
      <text:p text:style-name="P28"><text:span text:style-name="Source_20_Text"><text:span text:style-name="T10">person.markModified(</text:span></text:span><text:span text:style-name="Source_20_Text"><text:span text:style-name="T13">'anything'</text:span></text:span><text:span text:style-name="Source_20_Text"><text:span text:style-name="T10">);</text:span></text:span></text:p>
      <text:p text:style-name="P28"><text:span text:style-name="Source_20_Text"><text:span text:style-name="T10">person.save(); </text:span></text:span><text:span text:style-name="Source_20_Text"><text:span text:style-name="T14">// Mongoose will save changes to `anything`.</text:span></text:span></text:p>
      <text:h text:style-name="P29" text:outline-level="4"><text:bookmark text:name="objectids"/>ObjectIds</text:h>
      <text:p text:style-name="P12"><text:span text:style-name="T2">An </text:span><text:a xlink:type="simple" xlink:href="https://docs.mongodb.com/manual/reference/method/ObjectId/" text:style-name="Internet_20_link" text:visited-style-name="Visited_20_Internet_20_Link"><text:span text:style-name="T4">ObjectId</text:span></text:a><text:span text:style-name="T2"> is a special type typically used for unique identifiers. Here's how you declare a schema with a path </text:span><text:span text:style-name="Source_20_Text"><text:span text:style-name="T7">driver</text:span></text:span><text:span text:style-name="T2"> that is an ObjectId:</text:span></text:p>
      <text:p text:style-name="P27"><text:span text:style-name="Source_20_Text"><text:span text:style-name="T8">const</text:span></text:span><text:span text:style-name="Source_20_Text"><text:span text:style-name="T10"> mongoose = </text:span></text:span><text:span text:style-name="Source_20_Text"><text:span text:style-name="T12">require</text:span></text:span><text:span text:style-name="Source_20_Text"><text:span text:style-name="T10">(</text:span></text:span><text:span text:style-name="Source_20_Text"><text:span text:style-name="T13">'mongoose'</text:span></text:span><text:span text:style-name="Source_20_Text"><text:span text:style-name="T10">);</text:span></text:span></text:p>
      <text:p text:style-name="P28"><text:span text:style-name="Source_20_Text"><text:span text:style-name="T8">const</text:span></text:span><text:span text:style-name="Source_20_Text"><text:span text:style-name="T10"> carSchema = </text:span></text:span><text:span text:style-name="Source_20_Text"><text:span text:style-name="T8">new</text:span></text:span><text:span text:style-name="Source_20_Text"><text:span text:style-name="T10"> mongoose.Schema({ driver: mongoose.ObjectId });</text:span></text:span></text:p>
      <text:p text:style-name="P12"><text:soft-page-break/><text:span text:style-name="Source_20_Text"><text:span text:style-name="T7">ObjectId</text:span></text:span><text:span text:style-name="T2"> is a class, and ObjectIds are objects. However, they are often represented as strings. When you convert an ObjectId to a string using </text:span><text:span text:style-name="Source_20_Text"><text:span text:style-name="T7">toString()</text:span></text:span><text:span text:style-name="T2">, you get a 24-character hexadecimal string:</text:span></text:p>
      <text:p text:style-name="P27"><text:span text:style-name="Source_20_Text"><text:span text:style-name="T8">const</text:span></text:span><text:span text:style-name="Source_20_Text"><text:span text:style-name="T10"> Car = mongoose.model(</text:span></text:span><text:span text:style-name="Source_20_Text"><text:span text:style-name="T13">'Car'</text:span></text:span><text:span text:style-name="Source_20_Text"><text:span text:style-name="T10">, carSchema);</text:span></text:span></text:p>
      <text:p text:style-name="P28"/>
      <text:p text:style-name="P28"><text:span text:style-name="Source_20_Text"><text:span text:style-name="T8">const</text:span></text:span><text:span text:style-name="Source_20_Text"><text:span text:style-name="T10"> car = </text:span></text:span><text:span text:style-name="Source_20_Text"><text:span text:style-name="T8">new</text:span></text:span><text:span text:style-name="Source_20_Text"><text:span text:style-name="T10"> Car();</text:span></text:span></text:p>
      <text:p text:style-name="P28"><text:span text:style-name="Source_20_Text"><text:span text:style-name="T10">car.driver = </text:span></text:span><text:span text:style-name="Source_20_Text"><text:span text:style-name="T8">new</text:span></text:span><text:span text:style-name="Source_20_Text"><text:span text:style-name="T10"> mongoose.Types.ObjectId();</text:span></text:span></text:p>
      <text:p text:style-name="P28"/>
      <text:p text:style-name="P28"><text:span text:style-name="Source_20_Text"><text:span text:style-name="T8">typeof</text:span></text:span><text:span text:style-name="Source_20_Text"><text:span text:style-name="T10"> car.driver; </text:span></text:span><text:span text:style-name="Source_20_Text"><text:span text:style-name="T14">// 'object'</text:span></text:span></text:p>
      <text:p text:style-name="P28"><text:span text:style-name="Source_20_Text"><text:span text:style-name="T10">car.driver </text:span></text:span><text:span text:style-name="Source_20_Text"><text:span text:style-name="T8">instanceof</text:span></text:span><text:span text:style-name="Source_20_Text"><text:span text:style-name="T10"> mongoose.Types.ObjectId; </text:span></text:span><text:span text:style-name="Source_20_Text"><text:span text:style-name="T14">// true</text:span></text:span></text:p>
      <text:p text:style-name="P28"/>
      <text:p text:style-name="P28"><text:span text:style-name="Source_20_Text"><text:span text:style-name="T10">car.driver.toString(); </text:span></text:span><text:span text:style-name="Source_20_Text"><text:span text:style-name="T14">// Something like "5e1a0651741b255ddda996c4"</text:span></text:span></text:p>
      <text:h text:style-name="P29" text:outline-level="4"><text:bookmark text:name="booleans"/>Boolean</text:h>
      <text:p text:style-name="P12"><text:span text:style-name="T2">Booleans in Mongoose are </text:span><text:a xlink:type="simple" xlink:href="https://www.w3schools.com/js/js_booleans.asp" text:style-name="Internet_20_link" text:visited-style-name="Visited_20_Internet_20_Link"><text:span text:style-name="T4">plain JavaScript booleans</text:span></text:a><text:span text:style-name="T2">. By default, Mongoose casts the below values to </text:span><text:span text:style-name="Source_20_Text"><text:span text:style-name="T7">true</text:span></text:span><text:span text:style-name="T2">:</text:span></text:p>
      <text:list xml:id="list2035697639" text:style-name="L9">
        <text:list-item>
          <text:p text:style-name="P22"><text:span text:style-name="Source_20_Text"><text:span text:style-name="T7">true</text:span></text:span></text:p>
        </text:list-item>
        <text:list-item>
          <text:p text:style-name="P22"><text:span text:style-name="Source_20_Text"><text:span text:style-name="T7">'true'</text:span></text:span></text:p>
        </text:list-item>
        <text:list-item>
          <text:p text:style-name="P22"><text:span text:style-name="Source_20_Text"><text:span text:style-name="T7">1</text:span></text:span></text:p>
        </text:list-item>
        <text:list-item>
          <text:p text:style-name="P22"><text:span text:style-name="Source_20_Text"><text:span text:style-name="T7">'1'</text:span></text:span></text:p>
        </text:list-item>
        <text:list-item>
          <text:p text:style-name="P9"><text:span text:style-name="Source_20_Text"><text:span text:style-name="T7">'yes'</text:span></text:span></text:p>
        </text:list-item>
      </text:list>
      <text:p text:style-name="P12"><text:span text:style-name="T2">Mongoose casts the below values to </text:span><text:span text:style-name="Source_20_Text"><text:span text:style-name="T7">false</text:span></text:span><text:span text:style-name="T2">:</text:span></text:p>
      <text:list xml:id="list155909655" text:style-name="L10">
        <text:list-item>
          <text:p text:style-name="P23"><text:span text:style-name="Source_20_Text"><text:span text:style-name="T7">false</text:span></text:span></text:p>
        </text:list-item>
        <text:list-item>
          <text:p text:style-name="P23"><text:span text:style-name="Source_20_Text"><text:span text:style-name="T7">'false'</text:span></text:span></text:p>
        </text:list-item>
        <text:list-item>
          <text:p text:style-name="P23"><text:span text:style-name="Source_20_Text"><text:span text:style-name="T7">0</text:span></text:span></text:p>
        </text:list-item>
        <text:list-item>
          <text:p text:style-name="P23"><text:span text:style-name="Source_20_Text"><text:span text:style-name="T7">'0'</text:span></text:span></text:p>
        </text:list-item>
        <text:list-item>
          <text:p text:style-name="P10"><text:span text:style-name="Source_20_Text"><text:span text:style-name="T7">'no'</text:span></text:span></text:p>
        </text:list-item>
      </text:list>
      <text:p text:style-name="P12"><text:span text:style-name="T2">Any other value causes a </text:span><text:a xlink:type="simple" xlink:href="https://mongoosejs.com/docs/validation.html#cast-errors" text:style-name="Internet_20_link" text:visited-style-name="Visited_20_Internet_20_Link"><text:span text:style-name="T4">CastError</text:span></text:a><text:span text:style-name="T2">. You can modify what values Mongoose converts to true or false using </text:span><text:soft-page-break/><text:span text:style-name="T2">the </text:span><text:span text:style-name="Source_20_Text"><text:span text:style-name="T7">convertToTrue</text:span></text:span><text:span text:style-name="T2"> and </text:span><text:span text:style-name="Source_20_Text"><text:span text:style-name="T7">convertToFalse</text:span></text:span><text:span text:style-name="T2"> properties, which are </text:span><text:a xlink:type="simple" xlink:href="https://developer.mozilla.org/en-US/docs/Web/JavaScript/Reference/Global_Objects/Set" text:style-name="Internet_20_link" text:visited-style-name="Visited_20_Internet_20_Link"><text:span text:style-name="T4">JavaScript sets</text:span></text:a><text:span text:style-name="T2">.</text:span></text:p>
      <text:p text:style-name="P27"><text:span text:style-name="Source_20_Text"><text:span text:style-name="T8">const</text:span></text:span><text:span text:style-name="Source_20_Text"><text:span text:style-name="T10"> M = mongoose.model(</text:span></text:span><text:span text:style-name="Source_20_Text"><text:span text:style-name="T13">'Test'</text:span></text:span><text:span text:style-name="Source_20_Text"><text:span text:style-name="T10">, </text:span></text:span><text:span text:style-name="Source_20_Text"><text:span text:style-name="T8">new</text:span></text:span><text:span text:style-name="Source_20_Text"><text:span text:style-name="T10"> Schema({ b: </text:span></text:span><text:span text:style-name="Source_20_Text"><text:span text:style-name="T12">Boolean</text:span></text:span><text:span text:style-name="Source_20_Text"><text:span text:style-name="T10"> }));</text:span></text:span></text:p>
      <text:p text:style-name="P28"><text:span text:style-name="Source_20_Text"><text:span text:style-name="T12">console</text:span></text:span><text:span text:style-name="Source_20_Text"><text:span text:style-name="T10">.log(</text:span></text:span><text:span text:style-name="Source_20_Text"><text:span text:style-name="T8">new</text:span></text:span><text:span text:style-name="Source_20_Text"><text:span text:style-name="T10"> M({ b: </text:span></text:span><text:span text:style-name="Source_20_Text"><text:span text:style-name="T13">'nay'</text:span></text:span><text:span text:style-name="Source_20_Text"><text:span text:style-name="T10"> }).b); </text:span></text:span><text:span text:style-name="Source_20_Text"><text:span text:style-name="T14">// undefined</text:span></text:span></text:p>
      <text:p text:style-name="P28"/>
      <text:p text:style-name="P28"><text:span text:style-name="Source_20_Text"><text:span text:style-name="T14">// Set { false, 'false', 0, '0', 'no' }</text:span></text:span></text:p>
      <text:p text:style-name="P28"><text:span text:style-name="Source_20_Text"><text:span text:style-name="T12">console</text:span></text:span><text:span text:style-name="Source_20_Text"><text:span text:style-name="T10">.log(mongoose.Schema.Types.Boolean.convertToFalse);</text:span></text:span></text:p>
      <text:p text:style-name="P28"/>
      <text:p text:style-name="P28"><text:span text:style-name="Source_20_Text"><text:span text:style-name="T10">mongoose.Schema.Types.Boolean.convertToFalse.add(</text:span></text:span><text:span text:style-name="Source_20_Text"><text:span text:style-name="T13">'nay'</text:span></text:span><text:span text:style-name="Source_20_Text"><text:span text:style-name="T10">);</text:span></text:span></text:p>
      <text:p text:style-name="P28"><text:span text:style-name="Source_20_Text"><text:span text:style-name="T12">console</text:span></text:span><text:span text:style-name="Source_20_Text"><text:span text:style-name="T10">.log(</text:span></text:span><text:span text:style-name="Source_20_Text"><text:span text:style-name="T8">new</text:span></text:span><text:span text:style-name="Source_20_Text"><text:span text:style-name="T10"> M({ b: </text:span></text:span><text:span text:style-name="Source_20_Text"><text:span text:style-name="T13">'nay'</text:span></text:span><text:span text:style-name="Source_20_Text"><text:span text:style-name="T10"> }).b); </text:span></text:span><text:span text:style-name="Source_20_Text"><text:span text:style-name="T14">// false</text:span></text:span></text:p>
      <text:h text:style-name="P29" text:outline-level="4"><text:bookmark text:name="arrays"/>Arrays</text:h>
      <text:p text:style-name="P12"><text:span text:style-name="T2">Mongoose supports arrays of </text:span><text:a xlink:type="simple" xlink:href="https://mongoosejs.com/docs/api.html#schema_Schema.Types" text:style-name="Internet_20_link" text:visited-style-name="Visited_20_Internet_20_Link"><text:span text:style-name="T4">SchemaTypes</text:span></text:a><text:span text:style-name="T2"> and arrays of </text:span><text:a xlink:type="simple" xlink:href="https://mongoosejs.com/docs/subdocs.html" text:style-name="Internet_20_link" text:visited-style-name="Visited_20_Internet_20_Link"><text:span text:style-name="T4">subdocuments</text:span></text:a><text:span text:style-name="T2">. Arrays of SchemaTypes are also called </text:span><text:span text:style-name="Emphasis"><text:span text:style-name="T2">primitive arrays</text:span></text:span><text:span text:style-name="T2">, and arrays of subdocuments are also called </text:span><text:span text:style-name="Emphasis"><text:span text:style-name="T2">document arrays</text:span></text:span><text:span text:style-name="T2">.</text:span></text:p>
      <text:p text:style-name="P27"><text:span text:style-name="Source_20_Text"><text:span text:style-name="T8">var</text:span></text:span><text:span text:style-name="Source_20_Text"><text:span text:style-name="T10"> ToySchema = </text:span></text:span><text:span text:style-name="Source_20_Text"><text:span text:style-name="T8">new</text:span></text:span><text:span text:style-name="Source_20_Text"><text:span text:style-name="T10"> Schema({ name: </text:span></text:span><text:span text:style-name="Source_20_Text"><text:span text:style-name="T12">String</text:span></text:span><text:span text:style-name="Source_20_Text"><text:span text:style-name="T10"> });</text:span></text:span></text:p>
      <text:p text:style-name="P28"><text:span text:style-name="Source_20_Text"><text:span text:style-name="T8">var</text:span></text:span><text:span text:style-name="Source_20_Text"><text:span text:style-name="T10"> ToyBox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toys: [ToySchema],</text:span></text:span></text:p>
      <text:p text:style-name="P28"><text:span text:style-name="Source_20_Text"><text:span text:style-name="T11"><text:s text:c="2"/></text:span></text:span><text:span text:style-name="Source_20_Text"><text:span text:style-name="T10">buffers: [Buffer],</text:span></text:span></text:p>
      <text:p text:style-name="P28"><text:span text:style-name="Source_20_Text"><text:span text:style-name="T11"><text:s text:c="2"/></text:span></text:span><text:span text:style-name="Source_20_Text"><text:span text:style-name="T10">strings: [</text:span></text:span><text:span text:style-name="Source_20_Text"><text:span text:style-name="T12">String</text:span></text:span><text:span text:style-name="Source_20_Text"><text:span text:style-name="T10">],</text:span></text:span></text:p>
      <text:p text:style-name="P28"><text:span text:style-name="Source_20_Text"><text:span text:style-name="T11"><text:s text:c="2"/></text:span></text:span><text:span text:style-name="Source_20_Text"><text:span text:style-name="T10">numbers: [</text:span></text:span><text:span text:style-name="Source_20_Text"><text:span text:style-name="T12">Number</text:span></text:span><text:span text:style-name="Source_20_Text"><text:span text:style-name="T10">]</text:span></text:span></text:p>
      <text:p text:style-name="P28"><text:span text:style-name="Source_20_Text"><text:span text:style-name="T11"><text:s text:c="2"/></text:span></text:span><text:span text:style-name="Source_20_Text"><text:span text:style-name="T14">// ... etc</text:span></text:span></text:p>
      <text:p text:style-name="P28"><text:span text:style-name="Source_20_Text"><text:span text:style-name="T10">});</text:span></text:span></text:p>
      <text:p text:style-name="P12"><text:span text:style-name="T2">Arrays are special because they implicitly have a default value of </text:span><text:span text:style-name="Source_20_Text"><text:span text:style-name="T7">[]</text:span></text:span><text:span text:style-name="T2"> (empty array).</text:span></text:p>
      <text:p text:style-name="P27"><text:soft-page-break/><text:span text:style-name="Source_20_Text"><text:span text:style-name="T8">var</text:span></text:span><text:span text:style-name="Source_20_Text"><text:span text:style-name="T10"> ToyBox = mongoose.model(</text:span></text:span><text:span text:style-name="Source_20_Text"><text:span text:style-name="T13">'ToyBox'</text:span></text:span><text:span text:style-name="Source_20_Text"><text:span text:style-name="T10">, ToyBoxSchema);</text:span></text:span></text:p>
      <text:p text:style-name="P28"><text:span text:style-name="Source_20_Text"><text:span text:style-name="T12">console</text:span></text:span><text:span text:style-name="Source_20_Text"><text:span text:style-name="T10">.log((</text:span></text:span><text:span text:style-name="Source_20_Text"><text:span text:style-name="T8">new</text:span></text:span><text:span text:style-name="Source_20_Text"><text:span text:style-name="T10"> ToyBox()).toys); </text:span></text:span><text:span text:style-name="Source_20_Text"><text:span text:style-name="T14">// []</text:span></text:span></text:p>
      <text:p text:style-name="P12"><text:span text:style-name="T2">To overwrite this default, you need to set the default value to </text:span><text:span text:style-name="Source_20_Text"><text:span text:style-name="T7">undefined</text:span></text:span></text:p>
      <text:p text:style-name="P27"><text:span text:style-name="Source_20_Text"><text:span text:style-name="T8">var</text:span></text:span><text:span text:style-name="Source_20_Text"><text:span text:style-name="T10"> ToyBox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toys: {</text:span></text:span></text:p>
      <text:p text:style-name="P28"><text:span text:style-name="Source_20_Text"><text:span text:style-name="T11"><text:s text:c="4"/></text:span></text:span><text:span text:style-name="Source_20_Text"><text:span text:style-name="T10">type: [ToySchema],</text:span></text:span></text:p>
      <text:p text:style-name="P28"><text:span text:style-name="Source_20_Text"><text:span text:style-name="T11"><text:s text:c="4"/></text:span></text:span><text:span text:style-name="Source_20_Text"><text:span text:style-name="T8">default</text:span></text:span><text:span text:style-name="Source_20_Text"><text:span text:style-name="T10">: undefined</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12"><text:span text:style-name="T2">Note: specifying an empty array is equivalent to </text:span><text:span text:style-name="Source_20_Text"><text:span text:style-name="T7">Mixed</text:span></text:span><text:span text:style-name="T2">. The following all create arrays of </text:span><text:span text:style-name="Source_20_Text"><text:span text:style-name="T7">Mixed</text:span></text:span><text:span text:style-name="T2">:</text:span></text:p>
      <text:p text:style-name="P27"><text:span text:style-name="Source_20_Text"><text:span text:style-name="T8">var</text:span></text:span><text:span text:style-name="Source_20_Text"><text:span text:style-name="T10"> Empty1 = </text:span></text:span><text:span text:style-name="Source_20_Text"><text:span text:style-name="T8">new</text:span></text:span><text:span text:style-name="Source_20_Text"><text:span text:style-name="T10"> Schema({ any: [] });</text:span></text:span></text:p>
      <text:p text:style-name="P28"><text:span text:style-name="Source_20_Text"><text:span text:style-name="T8">var</text:span></text:span><text:span text:style-name="Source_20_Text"><text:span text:style-name="T10"> Empty2 = </text:span></text:span><text:span text:style-name="Source_20_Text"><text:span text:style-name="T8">new</text:span></text:span><text:span text:style-name="Source_20_Text"><text:span text:style-name="T10"> Schema({ any: </text:span></text:span><text:span text:style-name="Source_20_Text"><text:span text:style-name="T12">Array</text:span></text:span><text:span text:style-name="Source_20_Text"><text:span text:style-name="T10"> });</text:span></text:span></text:p>
      <text:p text:style-name="P28"><text:span text:style-name="Source_20_Text"><text:span text:style-name="T8">var</text:span></text:span><text:span text:style-name="Source_20_Text"><text:span text:style-name="T10"> Empty3 = </text:span></text:span><text:span text:style-name="Source_20_Text"><text:span text:style-name="T8">new</text:span></text:span><text:span text:style-name="Source_20_Text"><text:span text:style-name="T10"> Schema({ any: [Schema.Types.Mixed] });</text:span></text:span></text:p>
      <text:p text:style-name="P28"><text:span text:style-name="Source_20_Text"><text:span text:style-name="T8">var</text:span></text:span><text:span text:style-name="Source_20_Text"><text:span text:style-name="T10"> Empty4 = </text:span></text:span><text:span text:style-name="Source_20_Text"><text:span text:style-name="T8">new</text:span></text:span><text:span text:style-name="Source_20_Text"><text:span text:style-name="T10"> Schema({ any: [{}] });</text:span></text:span></text:p>
      <text:h text:style-name="P29" text:outline-level="4"><text:bookmark text:name="maps"/>Maps</text:h>
      <text:p text:style-name="P12"><text:span text:style-name="Emphasis"><text:span text:style-name="T2">New in Mongoose 5.1.0</text:span></text:span></text:p>
      <text:p text:style-name="P12"><text:span text:style-name="T2">A </text:span><text:span text:style-name="Source_20_Text"><text:span text:style-name="T7">MongooseMap</text:span></text:span><text:span text:style-name="T2"> is a subclass of </text:span><text:a xlink:type="simple" xlink:href="http://thecodebarbarian.com/the-80-20-guide-to-maps-in-javascript.html" text:style-name="Internet_20_link" text:visited-style-name="Visited_20_Internet_20_Link"><text:span text:style-name="T4">JavaScript's </text:span></text:a><text:a xlink:type="simple" xlink:href="http://thecodebarbarian.com/the-80-20-guide-to-maps-in-javascript.html" text:style-name="Internet_20_link" text:visited-style-name="Visited_20_Internet_20_Link"><text:span text:style-name="Source_20_Text"><text:span text:style-name="T6">Map</text:span></text:span></text:a><text:a xlink:type="simple" xlink:href="http://thecodebarbarian.com/the-80-20-guide-to-maps-in-javascript.html" text:style-name="Internet_20_link" text:visited-style-name="Visited_20_Internet_20_Link"><text:span text:style-name="T4"> class</text:span></text:a><text:span text:style-name="T2">. In these docs, we'll use the terms 'map' and </text:span><text:span text:style-name="Source_20_Text"><text:span text:style-name="T7">MongooseMap</text:span></text:span><text:span text:style-name="T2"> interchangeably. In Mongoose, maps are how you create a nested document with arbitrary keys.</text:span></text:p>
      <text:p text:style-name="P12"><text:span text:style-name="Strong_20_Emphasis"><text:span text:style-name="T3">Note</text:span></text:span><text:span text:style-name="T2">: In Mongoose Maps, keys must be strings in order to store the document in MongoDB.</text:span></text:p>
      <text:p text:style-name="P27"><text:span text:style-name="Source_20_Text"><text:span text:style-name="T8">const</text:span></text:span><text:span text:style-name="Source_20_Text"><text:span text:style-name="T10"> userSchema = </text:span></text:span><text:span text:style-name="Source_20_Text"><text:span text:style-name="T8">new</text:span></text:span><text:span text:style-name="Source_20_Text"><text:span text:style-name="T10"> Schema({</text:span></text:span></text:p>
      <text:p text:style-name="P28"><text:soft-page-break/><text:span text:style-name="Source_20_Text"><text:span text:style-name="T11"><text:s text:c="2"/></text:span></text:span><text:span text:style-name="Source_20_Text"><text:span text:style-name="T14">// `socialMediaHandles` is a map whose values are strings. A map's</text:span></text:span></text:p>
      <text:p text:style-name="P28"><text:span text:style-name="Source_20_Text"><text:span text:style-name="T11"><text:s text:c="2"/></text:span></text:span><text:span text:style-name="Source_20_Text"><text:span text:style-name="T14">// keys are always strings. You specify the type of values using `of`.</text:span></text:span></text:p>
      <text:p text:style-name="P28"><text:span text:style-name="Source_20_Text"><text:span text:style-name="T11"><text:s text:c="2"/></text:span></text:span><text:span text:style-name="Source_20_Text"><text:span text:style-name="T10">socialMediaHandles: {</text:span></text:span></text:p>
      <text:p text:style-name="P28"><text:span text:style-name="Source_20_Text"><text:span text:style-name="T11"><text:s text:c="4"/></text:span></text:span><text:span text:style-name="Source_20_Text"><text:span text:style-name="T10">type: </text:span></text:span><text:span text:style-name="Source_20_Text"><text:span text:style-name="T12">Map</text:span></text:span><text:span text:style-name="Source_20_Text"><text:span text:style-name="T10">,</text:span></text:span></text:p>
      <text:p text:style-name="P28"><text:span text:style-name="Source_20_Text"><text:span text:style-name="T11"><text:s text:c="4"/></text:span></text:span><text:span text:style-name="Source_20_Text"><text:span text:style-name="T8">of</text:span></text:span><text:span text:style-name="Source_20_Text"><text:span text:style-name="T10">: </text:span></text:span><text:span text:style-name="Source_20_Text"><text:span text:style-name="T12">String</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28"/>
      <text:p text:style-name="P28"><text:span text:style-name="Source_20_Text"><text:span text:style-name="T8">const</text:span></text:span><text:span text:style-name="Source_20_Text"><text:span text:style-name="T10"> User = mongoose.model(</text:span></text:span><text:span text:style-name="Source_20_Text"><text:span text:style-name="T13">'User'</text:span></text:span><text:span text:style-name="Source_20_Text"><text:span text:style-name="T10">, userSchema);</text:span></text:span></text:p>
      <text:p text:style-name="P28"><text:span text:style-name="Source_20_Text"><text:span text:style-name="T14">// Map { 'github' =&gt; 'vkarpov15', 'twitter' =&gt; '@code_barbarian' }</text:span></text:span></text:p>
      <text:p text:style-name="P28"><text:span text:style-name="Source_20_Text"><text:span text:style-name="T12">console</text:span></text:span><text:span text:style-name="Source_20_Text"><text:span text:style-name="T10">.log(</text:span></text:span><text:span text:style-name="Source_20_Text"><text:span text:style-name="T8">new</text:span></text:span><text:span text:style-name="Source_20_Text"><text:span text:style-name="T10"> User({</text:span></text:span></text:p>
      <text:p text:style-name="P28"><text:span text:style-name="Source_20_Text"><text:span text:style-name="T11"><text:s text:c="2"/></text:span></text:span><text:span text:style-name="Source_20_Text"><text:span text:style-name="T10">socialMediaHandles: {</text:span></text:span></text:p>
      <text:p text:style-name="P28"><text:span text:style-name="Source_20_Text"><text:span text:style-name="T11"><text:s text:c="4"/></text:span></text:span><text:span text:style-name="Source_20_Text"><text:span text:style-name="T10">github: </text:span></text:span><text:span text:style-name="Source_20_Text"><text:span text:style-name="T13">'vkarpov15'</text:span></text:span><text:span text:style-name="Source_20_Text"><text:span text:style-name="T10">,</text:span></text:span></text:p>
      <text:p text:style-name="P28"><text:span text:style-name="Source_20_Text"><text:span text:style-name="T11"><text:s text:c="4"/></text:span></text:span><text:span text:style-name="Source_20_Text"><text:span text:style-name="T10">twitter: </text:span></text:span><text:span text:style-name="Source_20_Text"><text:span text:style-name="T13">'@code_barbarian'</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socialMediaHandles);</text:span></text:span></text:p>
      <text:p text:style-name="P12"><text:span text:style-name="T2">The above example doesn't explicitly declare </text:span><text:span text:style-name="Source_20_Text"><text:span text:style-name="T7">github</text:span></text:span><text:span text:style-name="T2"> or </text:span><text:span text:style-name="Source_20_Text"><text:span text:style-name="T7">twitter</text:span></text:span><text:span text:style-name="T2"> as paths, but, since </text:span><text:span text:style-name="Source_20_Text"><text:span text:style-name="T7">socialMediaHandles</text:span></text:span><text:span text:style-name="T2"> is a map, you can store arbitrary key/value pairs. However, since </text:span><text:span text:style-name="Source_20_Text"><text:span text:style-name="T7">socialMediaHandles</text:span></text:span><text:span text:style-name="T2"> is a map, you </text:span><text:span text:style-name="Strong_20_Emphasis"><text:span text:style-name="T3">must</text:span></text:span><text:span text:style-name="T2"> use </text:span><text:span text:style-name="Source_20_Text"><text:span text:style-name="T7">.get()</text:span></text:span><text:span text:style-name="T2"> to get the value of a key and </text:span><text:span text:style-name="Source_20_Text"><text:span text:style-name="T7">.set()</text:span></text:span><text:span text:style-name="T2"> to set the value of a key.</text:span></text:p>
      <text:p text:style-name="P27"><text:span text:style-name="Source_20_Text"><text:span text:style-name="T8">const</text:span></text:span><text:span text:style-name="Source_20_Text"><text:span text:style-name="T10"> user = </text:span></text:span><text:span text:style-name="Source_20_Text"><text:span text:style-name="T8">new</text:span></text:span><text:span text:style-name="Source_20_Text"><text:span text:style-name="T10"> User({</text:span></text:span></text:p>
      <text:p text:style-name="P28"><text:span text:style-name="Source_20_Text"><text:span text:style-name="T11"><text:s text:c="2"/></text:span></text:span><text:span text:style-name="Source_20_Text"><text:span text:style-name="T10">socialMediaHandles: {}</text:span></text:span></text:p>
      <text:p text:style-name="P28"><text:span text:style-name="Source_20_Text"><text:span text:style-name="T10">});</text:span></text:span></text:p>
      <text:p text:style-name="P28"><text:soft-page-break/></text:p>
      <text:p text:style-name="P28"><text:span text:style-name="Source_20_Text"><text:span text:style-name="T14">// Good</text:span></text:span></text:p>
      <text:p text:style-name="P28"><text:span text:style-name="Source_20_Text"><text:span text:style-name="T10">user.socialMediaHandles.set(</text:span></text:span><text:span text:style-name="Source_20_Text"><text:span text:style-name="T13">'github'</text:span></text:span><text:span text:style-name="Source_20_Text"><text:span text:style-name="T10">, </text:span></text:span><text:span text:style-name="Source_20_Text"><text:span text:style-name="T13">'vkarpov15'</text:span></text:span><text:span text:style-name="Source_20_Text"><text:span text:style-name="T10">);</text:span></text:span></text:p>
      <text:p text:style-name="P28"><text:span text:style-name="Source_20_Text"><text:span text:style-name="T14">// Works too</text:span></text:span></text:p>
      <text:p text:style-name="P28"><text:span text:style-name="Source_20_Text"><text:span text:style-name="T10">user.set(</text:span></text:span><text:span text:style-name="Source_20_Text"><text:span text:style-name="T13">'socialMediaHandles.twitter'</text:span></text:span><text:span text:style-name="Source_20_Text"><text:span text:style-name="T10">, </text:span></text:span><text:span text:style-name="Source_20_Text"><text:span text:style-name="T13">'@code_barbarian'</text:span></text:span><text:span text:style-name="Source_20_Text"><text:span text:style-name="T10">);</text:span></text:span></text:p>
      <text:p text:style-name="P28"><text:span text:style-name="Source_20_Text"><text:span text:style-name="T14">// Bad, the `myspace` property will **not** get saved</text:span></text:span></text:p>
      <text:p text:style-name="P28"><text:span text:style-name="Source_20_Text"><text:span text:style-name="T10">user.socialMediaHandles.myspace = </text:span></text:span><text:span text:style-name="Source_20_Text"><text:span text:style-name="T13">'fail'</text:span></text:span><text:span text:style-name="Source_20_Text"><text:span text:style-name="T10">;</text:span></text:span></text:p>
      <text:p text:style-name="P28"/>
      <text:p text:style-name="P28"><text:span text:style-name="Source_20_Text"><text:span text:style-name="T14">// 'vkarpov15'</text:span></text:span></text:p>
      <text:p text:style-name="P28"><text:span text:style-name="Source_20_Text"><text:span text:style-name="T12">console</text:span></text:span><text:span text:style-name="Source_20_Text"><text:span text:style-name="T10">.log(user.socialMediaHandles.get(</text:span></text:span><text:span text:style-name="Source_20_Text"><text:span text:style-name="T13">'github'</text:span></text:span><text:span text:style-name="Source_20_Text"><text:span text:style-name="T10">));</text:span></text:span></text:p>
      <text:p text:style-name="P28"><text:span text:style-name="Source_20_Text"><text:span text:style-name="T14">// '@code_barbarian'</text:span></text:span></text:p>
      <text:p text:style-name="P28"><text:span text:style-name="Source_20_Text"><text:span text:style-name="T12">console</text:span></text:span><text:span text:style-name="Source_20_Text"><text:span text:style-name="T10">.log(user.get(</text:span></text:span><text:span text:style-name="Source_20_Text"><text:span text:style-name="T13">'socialMediaHandles.twitter'</text:span></text:span><text:span text:style-name="Source_20_Text"><text:span text:style-name="T10">));</text:span></text:span></text:p>
      <text:p text:style-name="P28"><text:span text:style-name="Source_20_Text"><text:span text:style-name="T14">// undefined</text:span></text:span></text:p>
      <text:p text:style-name="P28"><text:span text:style-name="Source_20_Text"><text:span text:style-name="T10">user.socialMediaHandles.github;</text:span></text:span></text:p>
      <text:p text:style-name="P28"/>
      <text:p text:style-name="P28"><text:span text:style-name="Source_20_Text"><text:span text:style-name="T14">// Will only save the 'github' and 'twitter' properties</text:span></text:span></text:p>
      <text:p text:style-name="P28"><text:span text:style-name="Source_20_Text"><text:span text:style-name="T10">user.save();</text:span></text:span></text:p>
      <text:p text:style-name="P12"><text:span text:style-name="T2">Map types are stored as </text:span><text:a xlink:type="simple" xlink:href="https://en.wikipedia.org/wiki/BSON#Data_types_and_syntax" text:style-name="Internet_20_link" text:visited-style-name="Visited_20_Internet_20_Link"><text:span text:style-name="T4">BSON objects in MongoDB</text:span></text:a><text:span text:style-name="T2">. Keys in a BSON object are ordered, so this means the </text:span><text:a xlink:type="simple" xlink:href="https://developer.mozilla.org/en-US/docs/Web/JavaScript/Reference/Global_Objects/Map#Description" text:style-name="Internet_20_link" text:visited-style-name="Visited_20_Internet_20_Link"><text:span text:style-name="T4">insertion order</text:span></text:a><text:span text:style-name="T2"> property of maps is maintained.</text:span></text:p>
      <text:h text:style-name="P26" text:outline-level="3"><text:bookmark text:name="getters"/><text:a xlink:type="simple" xlink:href="https://mongoosejs.com/docs/schematypes.html#getters" text:style-name="Internet_20_link" text:visited-style-name="Visited_20_Internet_20_Link"><text:span text:style-name="T1">Getters</text:span></text:a></text:h>
      <text:p text:style-name="P12"><text:span text:style-name="T2">Getters are like virtuals for paths defined in your schema. For example, let's say you wanted to store user profile pictures as relative paths and then add the hostname in your application. Below is how you would structure your </text:span><text:span text:style-name="Source_20_Text"><text:span text:style-name="T7">userSchema</text:span></text:span><text:span text:style-name="T2">:</text:span></text:p>
      <text:p text:style-name="P27"><text:soft-page-break/><text:span text:style-name="Source_20_Text"><text:span text:style-name="T8">const</text:span></text:span><text:span text:style-name="Source_20_Text"><text:span text:style-name="T10"> root = </text:span></text:span><text:span text:style-name="Source_20_Text"><text:span text:style-name="T13">'https://s3.amazonaws.com/mybucket'</text:span></text:span><text:span text:style-name="Source_20_Text"><text:span text:style-name="T10">;</text:span></text:span></text:p>
      <text:p text:style-name="P28"/>
      <text:p text:style-name="P28"><text:span text:style-name="Source_20_Text"><text:span text:style-name="T8">const</text:span></text:span><text:span text:style-name="Source_20_Text"><text:span text:style-name="T10"> user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name: </text:span></text:span><text:span text:style-name="Source_20_Text"><text:span text:style-name="T12">String</text:span></text:span><text:span text:style-name="Source_20_Text"><text:span text:style-name="T10">,</text:span></text:span></text:p>
      <text:p text:style-name="P28"><text:span text:style-name="Source_20_Text"><text:span text:style-name="T11"><text:s text:c="2"/></text:span></text:span><text:span text:style-name="Source_20_Text"><text:span text:style-name="T10">picture: {</text:span></text:span></text:p>
      <text:p text:style-name="P28"><text:span text:style-name="Source_20_Text"><text:span text:style-name="T11"><text:s text:c="4"/></text:span></text:span><text:span text:style-name="Source_20_Text"><text:span text:style-name="T10">type: </text:span></text:span><text:span text:style-name="Source_20_Text"><text:span text:style-name="T12">String</text:span></text:span><text:span text:style-name="Source_20_Text"><text:span text:style-name="T10">,</text:span></text:span></text:p>
      <text:p text:style-name="P28"><text:span text:style-name="Source_20_Text"><text:span text:style-name="T11"><text:s text:c="4"/></text:span></text:span><text:span text:style-name="Source_20_Text"><text:span text:style-name="T10">get: v =&gt; </text:span></text:span><text:span text:style-name="Source_20_Text"><text:span text:style-name="T13">`</text:span></text:span><text:span text:style-name="Source_20_Text"><text:span text:style-name="T9">${root}${v}</text:span></text:span><text:span text:style-name="Source_20_Text"><text:span text:style-name="T13">`</text:span></text:span></text:p>
      <text:p text:style-name="P28"><text:span text:style-name="Source_20_Text"><text:span text:style-name="T11"><text:s text:c="2"/></text:span></text:span><text:span text:style-name="Source_20_Text"><text:span text:style-name="T10">}</text:span></text:span></text:p>
      <text:p text:style-name="P28"><text:span text:style-name="Source_20_Text"><text:span text:style-name="T10">});</text:span></text:span></text:p>
      <text:p text:style-name="P28"/>
      <text:p text:style-name="P28"><text:span text:style-name="Source_20_Text"><text:span text:style-name="T8">const</text:span></text:span><text:span text:style-name="Source_20_Text"><text:span text:style-name="T10"> User = mongoose.model(</text:span></text:span><text:span text:style-name="Source_20_Text"><text:span text:style-name="T13">'User'</text:span></text:span><text:span text:style-name="Source_20_Text"><text:span text:style-name="T10">, userSchema);</text:span></text:span></text:p>
      <text:p text:style-name="P28"/>
      <text:p text:style-name="P28"><text:span text:style-name="Source_20_Text"><text:span text:style-name="T8">const</text:span></text:span><text:span text:style-name="Source_20_Text"><text:span text:style-name="T10"> doc = </text:span></text:span><text:span text:style-name="Source_20_Text"><text:span text:style-name="T8">new</text:span></text:span><text:span text:style-name="Source_20_Text"><text:span text:style-name="T10"> User({ name: </text:span></text:span><text:span text:style-name="Source_20_Text"><text:span text:style-name="T13">'Val'</text:span></text:span><text:span text:style-name="Source_20_Text"><text:span text:style-name="T10">, picture: </text:span></text:span><text:span text:style-name="Source_20_Text"><text:span text:style-name="T13">'/123.png'</text:span></text:span><text:span text:style-name="Source_20_Text"><text:span text:style-name="T10"> });</text:span></text:span></text:p>
      <text:p text:style-name="P28"><text:span text:style-name="Source_20_Text"><text:span text:style-name="T10">doc.picture; </text:span></text:span><text:span text:style-name="Source_20_Text"><text:span text:style-name="T14">// 'https://s3.amazonaws.com/mybucket/123.png'</text:span></text:span></text:p>
      <text:p text:style-name="P28"><text:span text:style-name="Source_20_Text"><text:span text:style-name="T10">doc.toObject({ getters: false }).picture; </text:span></text:span><text:span text:style-name="Source_20_Text"><text:span text:style-name="T14">// '123.png'</text:span></text:span></text:p>
      <text:p text:style-name="P13">Generally, you only use getters on primitive paths as opposed to arrays or subdocuments. Because getters override what accessing a Mongoose path returns, declaring a getter on an object may remove Mongoose change tracking for that path.</text:p>
      <text:p text:style-name="P27"><text:span text:style-name="Source_20_Text"><text:span text:style-name="T8">const</text:span></text:span><text:span text:style-name="Source_20_Text"><text:span text:style-name="T10"> 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arr: [{ url: </text:span></text:span><text:span text:style-name="Source_20_Text"><text:span text:style-name="T12">String</text:span></text:span><text:span text:style-name="Source_20_Text"><text:span text:style-name="T10"> }]</text:span></text:span></text:p>
      <text:p text:style-name="P28"><text:span text:style-name="Source_20_Text"><text:span text:style-name="T10">});</text:span></text:span></text:p>
      <text:p text:style-name="P28"/>
      <text:p text:style-name="P28"><text:span text:style-name="Source_20_Text"><text:span text:style-name="T8">const</text:span></text:span><text:span text:style-name="Source_20_Text"><text:span text:style-name="T10"> root = </text:span></text:span><text:span text:style-name="Source_20_Text"><text:span text:style-name="T13">'https://s3.amazonaws.com/mybucket'</text:span></text:span><text:span text:style-name="Source_20_Text"><text:span text:style-name="T10">;</text:span></text:span></text:p>
      <text:p text:style-name="P28"><text:soft-page-break/></text:p>
      <text:p text:style-name="P28"><text:span text:style-name="Source_20_Text"><text:span text:style-name="T14">// Bad, don't do this!</text:span></text:span></text:p>
      <text:p text:style-name="P28"><text:span text:style-name="Source_20_Text"><text:span text:style-name="T10">schema.path(</text:span></text:span><text:span text:style-name="Source_20_Text"><text:span text:style-name="T13">'arr'</text:span></text:span><text:span text:style-name="Source_20_Text"><text:span text:style-name="T10">).get(v =&gt; {</text:span></text:span></text:p>
      <text:p text:style-name="P28"><text:span text:style-name="Source_20_Text"><text:span text:style-name="T11"><text:s text:c="2"/></text:span></text:span><text:span text:style-name="Source_20_Text"><text:span text:style-name="T8">return</text:span></text:span><text:span text:style-name="Source_20_Text"><text:span text:style-name="T10"> v.map(el =&gt; </text:span></text:span><text:span text:style-name="Source_20_Text"><text:span text:style-name="T12">Object</text:span></text:span><text:span text:style-name="Source_20_Text"><text:span text:style-name="T10">.assign(el, { url: root + el.url }));</text:span></text:span></text:p>
      <text:p text:style-name="P28"><text:span text:style-name="Source_20_Text"><text:span text:style-name="T10">});</text:span></text:span></text:p>
      <text:p text:style-name="P28"/>
      <text:p text:style-name="P28"><text:span text:style-name="Source_20_Text"><text:span text:style-name="T14">// Later</text:span></text:span></text:p>
      <text:p text:style-name="P28"><text:span text:style-name="Source_20_Text"><text:span text:style-name="T10">doc.arr.push({ key: </text:span></text:span><text:span text:style-name="Source_20_Text"><text:span text:style-name="T12">String</text:span></text:span><text:span text:style-name="Source_20_Text"><text:span text:style-name="T10"> });</text:span></text:span></text:p>
      <text:p text:style-name="P28"><text:span text:style-name="Source_20_Text"><text:span text:style-name="T10">doc.arr[</text:span></text:span><text:span text:style-name="Source_20_Text"><text:span text:style-name="T16">0</text:span></text:span><text:span text:style-name="Source_20_Text"><text:span text:style-name="T10">]; </text:span></text:span><text:span text:style-name="Source_20_Text"><text:span text:style-name="T14">// 'undefined' because every `doc.arr` creates a new array!</text:span></text:span></text:p>
      <text:p text:style-name="P12"><text:span text:style-name="T2">Instead of declaring a getter on the array as shown above, you should declare a getter on the </text:span><text:span text:style-name="Source_20_Text"><text:span text:style-name="T7">url</text:span></text:span><text:span text:style-name="T2"> string as shown below. If you need to declare a getter on a nested document or array, be very careful!</text:span></text:p>
      <text:p text:style-name="P27"><text:span text:style-name="Source_20_Text"><text:span text:style-name="T8">const</text:span></text:span><text:span text:style-name="Source_20_Text"><text:span text:style-name="T10"> schema = </text:span></text:span><text:span text:style-name="Source_20_Text"><text:span text:style-name="T8">new</text:span></text:span><text:span text:style-name="Source_20_Text"><text:span text:style-name="T10"> Schema({</text:span></text:span></text:p>
      <text:p text:style-name="P28"><text:span text:style-name="Source_20_Text"><text:span text:style-name="T11"><text:s text:c="2"/></text:span></text:span><text:span text:style-name="Source_20_Text"><text:span text:style-name="T10">arr: [{ url: </text:span></text:span><text:span text:style-name="Source_20_Text"><text:span text:style-name="T12">String</text:span></text:span><text:span text:style-name="Source_20_Text"><text:span text:style-name="T10"> }]</text:span></text:span></text:p>
      <text:p text:style-name="P28"><text:span text:style-name="Source_20_Text"><text:span text:style-name="T10">});</text:span></text:span></text:p>
      <text:p text:style-name="P28"/>
      <text:p text:style-name="P28"><text:span text:style-name="Source_20_Text"><text:span text:style-name="T8">const</text:span></text:span><text:span text:style-name="Source_20_Text"><text:span text:style-name="T10"> root = </text:span></text:span><text:span text:style-name="Source_20_Text"><text:span text:style-name="T13">'https://s3.amazonaws.com/mybucket'</text:span></text:span><text:span text:style-name="Source_20_Text"><text:span text:style-name="T10">;</text:span></text:span></text:p>
      <text:p text:style-name="P28"/>
      <text:p text:style-name="P28"><text:span text:style-name="Source_20_Text"><text:span text:style-name="T14">// Good, do this instead of declaring a getter on `arr`</text:span></text:span></text:p>
      <text:p text:style-name="P28"><text:span text:style-name="Source_20_Text"><text:span text:style-name="T10">schema.path(</text:span></text:span><text:span text:style-name="Source_20_Text"><text:span text:style-name="T13">'arr.0.url'</text:span></text:span><text:span text:style-name="Source_20_Text"><text:span text:style-name="T10">).get(v =&gt; </text:span></text:span><text:span text:style-name="Source_20_Text"><text:span text:style-name="T13">`</text:span></text:span><text:span text:style-name="Source_20_Text"><text:span text:style-name="T9">${root}${v}</text:span></text:span><text:span text:style-name="Source_20_Text"><text:span text:style-name="T13">`</text:span></text:span><text:span text:style-name="Source_20_Text"><text:span text:style-name="T10">);</text:span></text:span></text:p>
      <text:h text:style-name="P26" text:outline-level="3"><text:bookmark text:name="customtypes"/><text:a xlink:type="simple" xlink:href="https://mongoosejs.com/docs/schematypes.html#customtypes" text:style-name="Internet_20_link" text:visited-style-name="Visited_20_Internet_20_Link"><text:span text:style-name="T1">Creating Custom Types</text:span></text:a></text:h>
      <text:p text:style-name="P12"><text:span text:style-name="T2">Mongoose can also be extended with </text:span><text:a xlink:type="simple" xlink:href="https://mongoosejs.com/docs/customschematypes.html" text:style-name="Internet_20_link" text:visited-style-name="Visited_20_Internet_20_Link"><text:span text:style-name="T4">custom SchemaTypes</text:span></text:a><text:span text:style-name="T2">. Search the </text:span><text:a xlink:type="simple" xlink:href="http://plugins.mongoosejs.io/" text:style-name="Internet_20_link" text:visited-style-name="Visited_20_Internet_20_Link"><text:span text:style-name="T4">plugins</text:span></text:a><text:span text:style-name="T2"> site for compatible types like </text:span><text:a xlink:type="simple" xlink:href="https://github.com/aheckmann/mongoose-long" text:style-name="Internet_20_link" text:visited-style-name="Visited_20_Internet_20_Link"><text:span text:style-name="T4">mongoose-long</text:span></text:a><text:span text:style-name="T2">, </text:span><text:a xlink:type="simple" xlink:href="https://github.com/vkarpov15/mongoose-int32" text:style-name="Internet_20_link" text:visited-style-name="Visited_20_Internet_20_Link"><text:span text:style-name="T4">mongoose-int32</text:span></text:a><text:span text:style-name="T2">, and </text:span><text:a xlink:type="simple" xlink:href="https://github.com/aheckmann/mongoose-function" text:style-name="Internet_20_link" text:visited-style-name="Visited_20_Internet_20_Link"><text:span text:style-name="T4">other</text:span></text:a><text:span text:style-name="T2"> </text:span><text:a xlink:type="simple" xlink:href="https://github.com/OpenifyIt/mongoose-types" text:style-name="Internet_20_link" text:visited-style-name="Visited_20_Internet_20_Link"><text:span text:style-name="T4">types</text:span></text:a><text:span text:style-name="T2">.</text:span></text:p>
      <text:p text:style-name="P12"><text:soft-page-break/><text:span text:style-name="T2">Read more about creating </text:span><text:a xlink:type="simple" xlink:href="https://mongoosejs.com/docs/customschematypes.html" text:style-name="Internet_20_link" text:visited-style-name="Visited_20_Internet_20_Link"><text:span text:style-name="T4">custom SchemaTypes here</text:span></text:a><text:span text:style-name="T2">.</text:span></text:p>
      <text:h text:style-name="P26" text:outline-level="3"><text:bookmark text:name="path"/><text:a xlink:type="simple" xlink:href="https://mongoosejs.com/docs/schematypes.html#path" text:style-name="Internet_20_link" text:visited-style-name="Visited_20_Internet_20_Link"><text:span text:style-name="T1">The `schema.path()` Function</text:span></text:a></text:h>
      <text:p text:style-name="P12"><text:span text:style-name="T2">The </text:span><text:span text:style-name="Source_20_Text"><text:span text:style-name="T7">schema.path()</text:span></text:span><text:span text:style-name="T2"> function returns the instantiated schema type for a given path.</text:span></text:p>
      <text:p text:style-name="P27"><text:span text:style-name="Source_20_Text"><text:span text:style-name="T8">var</text:span></text:span><text:span text:style-name="Source_20_Text"><text:span text:style-name="T10"> sampleSchema = </text:span></text:span><text:span text:style-name="Source_20_Text"><text:span text:style-name="T8">new</text:span></text:span><text:span text:style-name="Source_20_Text"><text:span text:style-name="T10"> Schema({ name: { type: </text:span></text:span><text:span text:style-name="Source_20_Text"><text:span text:style-name="T12">String</text:span></text:span><text:span text:style-name="Source_20_Text"><text:span text:style-name="T10">, required: true } });</text:span></text:span></text:p>
      <text:p text:style-name="P28"><text:span text:style-name="Source_20_Text"><text:span text:style-name="T12">console</text:span></text:span><text:span text:style-name="Source_20_Text"><text:span text:style-name="T10">.log(sampleSchema.path(</text:span></text:span><text:span text:style-name="Source_20_Text"><text:span text:style-name="T13">'name'</text:span></text:span><text:span text:style-name="Source_20_Text"><text:span text:style-name="T10">));</text:span></text:span></text:p>
      <text:p text:style-name="P28"><text:span text:style-name="Source_20_Text"><text:span text:style-name="T14">// Output looks like:</text:span></text:span></text:p>
      <text:p text:style-name="P28"><text:span text:style-name="Source_20_Text"><text:span text:style-name="T14">/**</text:span></text:span></text:p>
      <text:p text:style-name="P28"><text:span text:style-name="Source_20_Text"><text:span text:style-name="T15"><text:s/></text:span></text:span><text:span text:style-name="Source_20_Text"><text:span text:style-name="T14">* SchemaString {</text:span></text:span></text:p>
      <text:p text:style-name="P28"><text:span text:style-name="Source_20_Text"><text:span text:style-name="T15"><text:s/></text:span></text:span><text:span text:style-name="Source_20_Text"><text:span text:style-name="T14">* <text:s text:c="2"/>enumValues: [],</text:span></text:span></text:p>
      <text:p text:style-name="P28"><text:span text:style-name="Source_20_Text"><text:span text:style-name="T15"><text:s/></text:span></text:span><text:span text:style-name="Source_20_Text"><text:span text:style-name="T14">* <text:s text:c="2"/>regExp: null,</text:span></text:span></text:p>
      <text:p text:style-name="P28"><text:span text:style-name="Source_20_Text"><text:span text:style-name="T15"><text:s/></text:span></text:span><text:span text:style-name="Source_20_Text"><text:span text:style-name="T14">* <text:s text:c="2"/>path: 'name',</text:span></text:span></text:p>
      <text:p text:style-name="P28"><text:span text:style-name="Source_20_Text"><text:span text:style-name="T15"><text:s/></text:span></text:span><text:span text:style-name="Source_20_Text"><text:span text:style-name="T14">* <text:s text:c="2"/>instance: 'String',</text:span></text:span></text:p>
      <text:p text:style-name="P28"><text:span text:style-name="Source_20_Text"><text:span text:style-name="T15"><text:s/></text:span></text:span><text:span text:style-name="Source_20_Text"><text:span text:style-name="T14">* <text:s text:c="2"/>validators: ...</text:span></text:span></text:p>
      <text:p text:style-name="P28"><text:span text:style-name="Source_20_Text"><text:span text:style-name="T15"><text:s/></text:span></text:span><text:span text:style-name="Source_20_Text"><text:span text:style-name="T14">*/</text:span></text:span></text:p>
      <text:p text:style-name="P13">You can use this function to inspect the schema type for a given path, including what validators it has and what the type is.</text:p>
      <text:h text:style-name="P26" text:outline-level="3"><text:bookmark text:name="further-reading"/><text:a xlink:type="simple" xlink:href="https://mongoosejs.com/docs/schematypes.html#further-reading" text:style-name="Internet_20_link" text:visited-style-name="Visited_20_Internet_20_Link"><text:span text:style-name="T1">Further Reading</text:span></text:a></text:h>
      <text:list xml:id="list3750378122" text:style-name="L11">
        <text:list-item>
          <text:p text:style-name="P24"><text:a xlink:type="simple" xlink:href="https://masteringjs.io/tutorials/mongoose/schematype" text:style-name="Internet_20_link" text:visited-style-name="Visited_20_Internet_20_Link"><text:span text:style-name="T4">An Introduction to Mongoose SchemaTypes</text:span></text:a></text:p>
        </text:list-item>
        <text:list-item>
          <text:p text:style-name="P11"><text:a xlink:type="simple" xlink:href="https://kb.objectrocket.com/mongo-db/mongoose-schema-types-1418" text:style-name="Internet_20_link" text:visited-style-name="Visited_20_Internet_20_Link"><text:span text:style-name="T4">Mongoose Schema Types</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19:35:35.443205745</meta:creation-date>
    <dc:date>2020-05-27T19:36:11.511522890</dc:date>
    <meta:editing-duration>PT40S</meta:editing-duration>
    <meta:editing-cycles>1</meta:editing-cycles>
    <meta:generator>LibreOffice/6.0.7.3$Linux_X86_64 LibreOffice_project/00m0$Build-3</meta:generator>
    <meta:document-statistic meta:table-count="0" meta:image-count="0" meta:object-count="0" meta:page-count="21" meta:paragraph-count="397" meta:word-count="2914" meta:character-count="18527" meta:non-whitespace-character-count="15771"/>
  </office:meta>
</office:document-meta>
</file>